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4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8134in"/>
    </style:style>
    <style:style style:name="co4" style:family="table-column">
      <style:table-column-properties fo:break-before="auto" style:column-width="1.4307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1.4in"/>
    </style:style>
    <style:style style:name="co7" style:family="table-column">
      <style:table-column-properties fo:break-before="auto" style:column-width="1.5752in"/>
    </style:style>
    <style:style style:name="co8" style:family="table-column">
      <style:table-column-properties fo:break-before="auto" style:column-width="1.4654in"/>
    </style:style>
    <style:style style:name="co9" style:family="table-column">
      <style:table-column-properties fo:break-before="auto" style:column-width="1.3346in"/>
    </style:style>
    <style:style style:name="co10" style:family="table-column">
      <style:table-column-properties fo:break-before="auto" style:column-width="1.1925in"/>
    </style:style>
    <style:style style:name="co11" style:family="table-column">
      <style:table-column-properties fo:break-before="auto" style:column-width="1.3453in"/>
    </style:style>
    <style:style style:name="co12" style:family="table-column">
      <style:table-column-properties fo:break-before="auto" style:column-width="1.4874in"/>
    </style:style>
    <style:style style:name="co13" style:family="table-column">
      <style:table-column-properties fo:break-before="auto" style:column-width="1.498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 fo:font-weight="bold" style:font-weight-asian="bold" style:font-weight-complex="bold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-ąć" table:style-name="ta1" table:print="false">
        <table:table-column table:style-name="co1" table:default-cell-style-name="ce2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table:style-name="ce1" office:value-type="string">
            <text:p>Imperfective</text:p>
          </table:table-cell>
          <table:table-cell table:style-name="ce1" office:value-type="string">
            <text:p>Perfective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Ja</text:p>
          </table:table-cell>
          <table:table-cell table:style-name="ce1" office:value-type="string">
            <text:p>Ty</text:p>
          </table:table-cell>
        </table:table-row>
        <table:table-row table:style-name="ro1">
          <table:table-cell office:value-type="string">
            <text:p>biegnąć</text:p>
          </table:table-cell>
          <table:table-cell office:value-type="string">
            <text:p>pobiegnąć</text:p>
          </table:table-cell>
          <table:table-cell office:value-type="string">
            <text:p>to run</text:p>
          </table:table-cell>
          <table:table-cell office:value-type="string">
            <text:p>biegnę</text:p>
          </table:table-cell>
          <table:table-cell office:value-type="string">
            <text:p>biegniesz</text:p>
          </table:table-cell>
        </table:table-row>
        <table:table-row table:style-name="ro1">
          <table:table-cell table:style-name="Default" office:value-type="string">
            <text:p>brać</text:p>
          </table:table-cell>
          <table:table-cell office:value-type="string">
            <text:p>wziąć</text:p>
          </table:table-cell>
          <table:table-cell office:value-type="string">
            <text:p>to take</text:p>
          </table:table-cell>
          <table:table-cell office:value-type="string">
            <text:p>wezmę</text:p>
          </table:table-cell>
          <table:table-cell office:value-type="string">
            <text:p>weźmiesz</text:p>
          </table:table-cell>
        </table:table-row>
        <table:table-row table:style-name="ro1">
          <table:table-cell office:value-type="string">
            <text:p>ciąć</text:p>
          </table:table-cell>
          <table:table-cell office:value-type="string">
            <text:p>pociąć</text:p>
          </table:table-cell>
          <table:table-cell office:value-type="string">
            <text:p>to cut</text:p>
          </table:table-cell>
          <table:table-cell office:value-type="string">
            <text:p>tnę</text:p>
          </table:table-cell>
          <table:table-cell office:value-type="string">
            <text:p>tniesz</text:p>
          </table:table-cell>
        </table:table-row>
        <table:table-row table:style-name="ro1">
          <table:table-cell office:value-type="string">
            <text:p>ciągnąć</text:p>
          </table:table-cell>
          <table:table-cell office:value-type="string">
            <text:p>pociągnąć</text:p>
          </table:table-cell>
          <table:table-cell office:value-type="string">
            <text:p>to pull</text:p>
          </table:table-cell>
          <table:table-cell office:value-type="string">
            <text:p>ciągnę</text:p>
          </table:table-cell>
          <table:table-cell office:value-type="string">
            <text:p>ciągniesz</text:p>
          </table:table-cell>
        </table:table-row>
        <table:table-row table:style-name="ro1">
          <table:table-cell table:style-name="Default" office:value-type="string">
            <text:p>cofać</text:p>
          </table:table-cell>
          <table:table-cell office:value-type="string">
            <text:p>cofnąć</text:p>
          </table:table-cell>
          <table:table-cell office:value-type="string">
            <text:p>to withdraw, move back</text:p>
          </table:table-cell>
          <table:table-cell office:value-type="string">
            <text:p>cofnę</text:p>
          </table:table-cell>
          <table:table-cell office:value-type="string">
            <text:p>cofniesz</text:p>
          </table:table-cell>
        </table:table-row>
        <table:table-row table:style-name="ro1">
          <table:table-cell table:style-name="Default" office:value-type="string">
            <text:p>zdejmować</text:p>
          </table:table-cell>
          <table:table-cell office:value-type="string">
            <text:p>zdjąć</text:p>
          </table:table-cell>
          <table:table-cell office:value-type="string">
            <text:p>to take off</text:p>
          </table:table-cell>
          <table:table-cell office:value-type="string">
            <text:p>zdejmę</text:p>
          </table:table-cell>
          <table:table-cell office:value-type="string">
            <text:p>zdejmiesz</text:p>
          </table:table-cell>
        </table:table-row>
      </table:table>
      <table:table table:name="-ść -źć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2">
          <table:table-cell table:style-name="ce3" office:value-type="string">
            <text:p>Verbs ending in -ść</text:p>
          </table:table-cell>
          <table:table-cell table:number-columns-repeated="11"/>
        </table:table-row>
        <table:table-row table:style-name="ro3">
          <table:table-cell table:style-name="ce1" office:value-type="string">
            <text:p>Verb</text:p>
          </table:table-cell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Ja</text:p>
          </table:table-cell>
          <table:table-cell table:style-name="ce1" office:value-type="string">
            <text:p>Ty</text:p>
          </table:table-cell>
          <table:table-cell table:number-columns-repeated="2"/>
          <table:table-cell table:style-name="ce1" table:number-columns-repeated="5"/>
        </table:table-row>
        <table:table-row table:style-name="ro3">
          <table:table-cell office:value-type="string">
            <text:p>pójść</text:p>
          </table:table-cell>
          <table:table-cell office:value-type="string">
            <text:p>to go</text:p>
          </table:table-cell>
          <table:table-cell office:value-type="string">
            <text:p>Perfective</text:p>
          </table:table-cell>
          <table:table-cell office:value-type="string">
            <text:p>pójdę</text:p>
          </table:table-cell>
          <table:table-cell office:value-type="string">
            <text:p>pójdziesz</text:p>
          </table:table-cell>
          <table:table-cell table:number-columns-repeated="7"/>
        </table:table-row>
        <table:table-row table:style-name="ro3">
          <table:table-cell office:value-type="string">
            <text:p>iść</text:p>
          </table:table-cell>
          <table:table-cell office:value-type="string">
            <text:p>to go</text:p>
          </table:table-cell>
          <table:table-cell office:value-type="string">
            <text:p>Determinate</text:p>
          </table:table-cell>
          <table:table-cell office:value-type="string">
            <text:p>idę</text:p>
          </table:table-cell>
          <table:table-cell office:value-type="string">
            <text:p>idziesz</text:p>
          </table:table-cell>
          <table:table-cell table:number-columns-repeated="7"/>
        </table:table-row>
        <table:table-row table:style-name="ro3">
          <table:table-cell office:value-type="string">
            <text:p>jeść</text:p>
          </table:table-cell>
          <table:table-cell office:value-type="string">
            <text:p>to eat</text:p>
          </table:table-cell>
          <table:table-cell office:value-type="string">
            <text:p>Imperfective</text:p>
          </table:table-cell>
          <table:table-cell office:value-type="string">
            <text:p>jem</text:p>
          </table:table-cell>
          <table:table-cell office:value-type="string">
            <text:p>jesz</text:p>
          </table:table-cell>
          <table:table-cell table:number-columns-repeated="7"/>
        </table:table-row>
        <table:table-row table:style-name="ro3">
          <table:table-cell office:value-type="string">
            <text:p>siąść</text:p>
          </table:table-cell>
          <table:table-cell office:value-type="string">
            <text:p>to sit</text:p>
          </table:table-cell>
          <table:table-cell office:value-type="string">
            <text:p>Perfective</text:p>
          </table:table-cell>
          <table:table-cell office:value-type="string">
            <text:p>siądę</text:p>
          </table:table-cell>
          <table:table-cell office:value-type="string">
            <text:p>siądziesz</text:p>
          </table:table-cell>
          <table:table-cell table:number-columns-repeated="7"/>
        </table:table-row>
        <table:table-row table:style-name="ro3">
          <table:table-cell office:value-type="string">
            <text:p>kłaść</text:p>
          </table:table-cell>
          <table:table-cell office:value-type="string">
            <text:p>to lay down, put down, place</text:p>
          </table:table-cell>
          <table:table-cell office:value-type="string">
            <text:p>Imperfective</text:p>
          </table:table-cell>
          <table:table-cell office:value-type="string">
            <text:p>kładę</text:p>
          </table:table-cell>
          <table:table-cell office:value-type="string">
            <text:p>kładziesz</text:p>
          </table:table-cell>
          <table:table-cell table:number-columns-repeated="7"/>
        </table:table-row>
        <table:table-row table:style-name="ro3">
          <table:table-cell office:value-type="string">
            <text:p>kraść`</text:p>
          </table:table-cell>
          <table:table-cell office:value-type="string">
            <text:p>to steal, shoplift</text:p>
          </table:table-cell>
          <table:table-cell office:value-type="string">
            <text:p>Imperfective</text:p>
          </table:table-cell>
          <table:table-cell office:value-type="string">
            <text:p>kradnę</text:p>
          </table:table-cell>
          <table:table-cell office:value-type="string">
            <text:p>kradniesz</text:p>
          </table:table-cell>
          <table:table-cell table:number-columns-repeated="7"/>
        </table:table-row>
        <table:table-row table:style-name="ro3">
          <table:table-cell office:value-type="string">
            <text:p>nieść</text:p>
          </table:table-cell>
          <table:table-cell office:value-type="string">
            <text:p>to carry, bear</text:p>
          </table:table-cell>
          <table:table-cell office:value-type="string">
            <text:p>Determinate</text:p>
          </table:table-cell>
          <table:table-cell office:value-type="string">
            <text:p>niosę</text:p>
          </table:table-cell>
          <table:table-cell office:value-type="string">
            <text:p>niesiesz</text:p>
          </table:table-cell>
          <table:table-cell table:number-columns-repeated="7"/>
        </table:table-row>
        <table:table-row table:style-name="ro3">
          <table:table-cell office:value-type="string">
            <text:p>wieść</text:p>
          </table:table-cell>
          <table:table-cell office:value-type="string">
            <text:p>to lead, conduct</text:p>
          </table:table-cell>
          <table:table-cell office:value-type="string">
            <text:p>Determinate</text:p>
          </table:table-cell>
          <table:table-cell office:value-type="string">
            <text:p>wiodę</text:p>
          </table:table-cell>
          <table:table-cell office:value-type="string">
            <text:p>wiedziesz</text:p>
          </table:table-cell>
          <table:table-cell table:number-columns-repeated="7"/>
        </table:table-row>
        <table:table-row table:style-name="ro3">
          <table:table-cell office:value-type="string">
            <text:p>upaść</text:p>
          </table:table-cell>
          <table:table-cell office:value-type="string">
            <text:p>to fall down, rain, snow</text:p>
          </table:table-cell>
          <table:table-cell office:value-type="string">
            <text:p>Perfective</text:p>
          </table:table-cell>
          <table:table-cell office:value-type="string">
            <text:p>upadnę</text:p>
          </table:table-cell>
          <table:table-cell office:value-type="string">
            <text:p>upadniesz</text:p>
          </table:table-cell>
          <table:table-cell table:number-columns-repeated="7"/>
        </table:table-row>
        <table:table-row table:style-name="ro1" table:number-rows-repeated="10">
          <table:table-cell table:number-columns-repeated="12"/>
        </table:table-row>
        <table:table-row table:style-name="ro2">
          <table:table-cell table:style-name="ce3" office:value-type="string">
            <text:p>Verbs ending in -źć</text:p>
          </table:table-cell>
          <table:table-cell table:number-columns-repeated="11"/>
        </table:table-row>
        <table:table-row table:style-name="ro3">
          <table:table-cell office:value-type="string">
            <text:p>gryźć</text:p>
          </table:table-cell>
          <table:table-cell office:value-type="string">
            <text:p>to bite, chew, gnaw</text:p>
          </table:table-cell>
          <table:table-cell office:value-type="string">
            <text:p>Imperfective</text:p>
          </table:table-cell>
          <table:table-cell office:value-type="string">
            <text:p>gryzę</text:p>
          </table:table-cell>
          <table:table-cell office:value-type="string">
            <text:p>gryziesz</text:p>
          </table:table-cell>
          <table:table-cell table:number-columns-repeated="7"/>
        </table:table-row>
        <table:table-row table:style-name="ro3">
          <table:table-cell office:value-type="string">
            <text:p>wieźć</text:p>
          </table:table-cell>
          <table:table-cell office:value-type="string">
            <text:p>to carry by vehicle</text:p>
          </table:table-cell>
          <table:table-cell office:value-type="string">
            <text:p>Determinate</text:p>
          </table:table-cell>
          <table:table-cell office:value-type="string">
            <text:p>wiozę</text:p>
          </table:table-cell>
          <table:table-cell office:value-type="string">
            <text:p>wieziesz</text:p>
          </table:table-cell>
          <table:table-cell table:number-columns-repeated="7"/>
        </table:table-row>
        <table:table-row table:style-name="ro3">
          <table:table-cell office:value-type="string">
            <text:p>znaleźć</text:p>
          </table:table-cell>
          <table:table-cell office:value-type="string">
            <text:p>to find</text:p>
          </table:table-cell>
          <table:table-cell office:value-type="string">
            <text:p>Perfective</text:p>
          </table:table-cell>
          <table:table-cell office:value-type="string">
            <text:p>znajdę</text:p>
          </table:table-cell>
          <table:table-cell office:value-type="string">
            <text:p>znajdziesz</text:p>
          </table:table-cell>
          <table:table-cell table:number-columns-repeated="7"/>
        </table:table-row>
      </table:table>
      <table:table table:name="-uć" table:style-name="ta1" table:print="false">
        <table:table-column table:style-name="co1" table:default-cell-style-name="ce1"/>
        <table:table-column table:style-name="co2" table:number-columns-repeated="4" table:default-cell-style-name="ce1"/>
        <table:table-row table:style-name="ro3">
          <table:table-cell office:value-type="string">
            <text:p>Imperfective</text:p>
          </table:table-cell>
          <table:table-cell office:value-type="string">
            <text:p>Perfective</text:p>
          </table:table-cell>
          <table:table-cell office:value-type="string">
            <text:p>English</text:p>
          </table:table-cell>
          <table:table-cell office:value-type="string">
            <text:p>Ja</text:p>
          </table:table-cell>
          <table:table-cell office:value-type="string">
            <text:p>Ty</text:p>
          </table:table-cell>
        </table:table-row>
        <table:table-row table:style-name="ro3">
          <table:table-cell table:style-name="Default" office:value-type="string">
            <text:p>czuć</text:p>
          </table:table-cell>
          <table:table-cell table:style-name="Default" office:value-type="string">
            <text:p>poczuć</text:p>
          </table:table-cell>
          <table:table-cell table:style-name="Default" office:value-type="string">
            <text:p>to feel, smell</text:p>
          </table:table-cell>
          <table:table-cell table:style-name="Default" office:value-type="string">
            <text:p>czuję</text:p>
          </table:table-cell>
          <table:table-cell table:style-name="Default" office:value-type="string">
            <text:p>czujesz</text:p>
          </table:table-cell>
        </table:table-row>
      </table:table>
      <table:table table:name="-ować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table:number-columns-repeated="5"/>
        </table:table-row>
        <table:table-row table:style-name="ro3">
          <table:table-cell table:style-name="ce1" office:value-type="string">
            <text:p>Imperfective</text:p>
          </table:table-cell>
          <table:table-cell table:style-name="ce1" office:value-type="string">
            <text:p>Perfective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Ja</text:p>
          </table:table-cell>
          <table:table-cell table:style-name="ce1" office:value-type="string">
            <text:p>Ty</text:p>
          </table:table-cell>
        </table:table-row>
        <table:table-row table:style-name="ro3">
          <table:table-cell office:value-type="string">
            <text:p>awansować</text:p>
          </table:table-cell>
          <table:table-cell office:value-type="string">
            <text:p>zaawansować</text:p>
          </table:table-cell>
          <table:table-cell office:value-type="string">
            <text:p>to advance, promote</text:p>
          </table:table-cell>
          <table:table-cell office:value-type="string">
            <text:p>awansuję</text:p>
          </table:table-cell>
          <table:table-cell office:value-type="string">
            <text:p>awansujesz</text:p>
          </table:table-cell>
        </table:table-row>
        <table:table-row table:style-name="ro3">
          <table:table-cell office:value-type="string">
            <text:p>chować</text:p>
          </table:table-cell>
          <table:table-cell office:value-type="string">
            <text:p>schować</text:p>
          </table:table-cell>
          <table:table-cell office:value-type="string">
            <text:p>to hide, conceal</text:p>
          </table:table-cell>
          <table:table-cell office:value-type="string">
            <text:p>chowam</text:p>
          </table:table-cell>
          <table:table-cell office:value-type="string">
            <text:p>chowasz</text:p>
          </table:table-cell>
        </table:table-row>
        <table:table-row table:style-name="ro3">
          <table:table-cell office:value-type="string">
            <text:p>częstować</text:p>
          </table:table-cell>
          <table:table-cell office:value-type="string">
            <text:p>poczęstować</text:p>
          </table:table-cell>
          <table:table-cell office:value-type="string">
            <text:p>to treat, entertain</text:p>
          </table:table-cell>
          <table:table-cell office:value-type="string">
            <text:p>częstuję</text:p>
          </table:table-cell>
          <table:table-cell office:value-type="string">
            <text:p>częstujesz</text:p>
          </table:table-cell>
        </table:table-row>
      </table:table>
      <table:table table:name="-awać" table:style-name="ta1" table:print="false">
        <table:table-column table:style-name="co2" table:number-columns-repeated="5" table:default-cell-style-name="ce1"/>
        <table:table-row table:style-name="ro3">
          <table:table-cell office:value-type="string">
            <text:p>Imperfective</text:p>
          </table:table-cell>
          <table:table-cell office:value-type="string">
            <text:p>Perfective</text:p>
          </table:table-cell>
          <table:table-cell office:value-type="string">
            <text:p>English</text:p>
          </table:table-cell>
          <table:table-cell office:value-type="string">
            <text:p>Ja</text:p>
          </table:table-cell>
          <table:table-cell office:value-type="string">
            <text:p>Ty</text:p>
          </table:table-cell>
        </table:table-row>
      </table:table>
      <table:table table:name="-ywać" table:style-name="ta1" table:print="false">
        <table:table-column table:style-name="co2" table:number-columns-repeated="5" table:default-cell-style-name="ce1"/>
        <table:table-row table:style-name="ro3">
          <table:table-cell office:value-type="string">
            <text:p>Imperfective</text:p>
          </table:table-cell>
          <table:table-cell office:value-type="string">
            <text:p>Perfective</text:p>
          </table:table-cell>
          <table:table-cell office:value-type="string">
            <text:p>English</text:p>
          </table:table-cell>
          <table:table-cell office:value-type="string">
            <text:p>Ja</text:p>
          </table:table-cell>
          <table:table-cell office:value-type="string">
            <text:p>Ty</text:p>
          </table:table-cell>
        </table:table-row>
      </table:table>
      <table:table table:name="-ać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3">
          <table:table-cell table:style-name="ce1" office:value-type="string">
            <text:p>Imperfective</text:p>
          </table:table-cell>
          <table:table-cell table:style-name="ce1" office:value-type="string">
            <text:p>Perfective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Ja</text:p>
          </table:table-cell>
          <table:table-cell table:style-name="ce1" office:value-type="string">
            <text:p>Ty</text:p>
          </table:table-cell>
        </table:table-row>
        <table:table-row table:style-name="ro3">
          <table:table-cell office:value-type="string">
            <text:p>bać się</text:p>
          </table:table-cell>
          <table:table-cell office:value-type="string">
            <text:p>-</text:p>
          </table:table-cell>
          <table:table-cell office:value-type="string">
            <text:p>to fear, be afraid</text:p>
          </table:table-cell>
          <table:table-cell office:value-type="string">
            <text:p>boję się</text:p>
          </table:table-cell>
          <table:table-cell office:value-type="string">
            <text:p>boisz się</text:p>
          </table:table-cell>
        </table:table-row>
        <table:table-row table:style-name="ro3">
          <table:table-cell office:value-type="string">
            <text:p>badać</text:p>
          </table:table-cell>
          <table:table-cell office:value-type="string">
            <text:p>zbadać</text:p>
          </table:table-cell>
          <table:table-cell office:value-type="string">
            <text:p>to examine, investigate</text:p>
          </table:table-cell>
          <table:table-cell office:value-type="string">
            <text:p>badam</text:p>
          </table:table-cell>
          <table:table-cell office:value-type="string">
            <text:p>badasz</text:p>
          </table:table-cell>
        </table:table-row>
        <table:table-row table:style-name="ro3">
          <table:table-cell office:value-type="string">
            <text:p>brać</text:p>
          </table:table-cell>
          <table:table-cell office:value-type="string">
            <text:p>wziąć</text:p>
          </table:table-cell>
          <table:table-cell office:value-type="string">
            <text:p>to take</text:p>
          </table:table-cell>
          <table:table-cell office:value-type="string">
            <text:p>biorę</text:p>
          </table:table-cell>
          <table:table-cell office:value-type="string">
            <text:p>bierzesz</text:p>
          </table:table-cell>
        </table:table-row>
        <table:table-row table:style-name="ro3">
          <table:table-cell office:value-type="string">
            <text:p>cofać</text:p>
          </table:table-cell>
          <table:table-cell office:value-type="string">
            <text:p>cofnąć</text:p>
          </table:table-cell>
          <table:table-cell office:value-type="string">
            <text:p>to withdraw, move back</text:p>
          </table:table-cell>
          <table:table-cell office:value-type="string">
            <text:p>cofam</text:p>
          </table:table-cell>
          <table:table-cell office:value-type="string">
            <text:p>cofasz</text:p>
          </table:table-cell>
        </table:table-row>
        <table:table-row table:style-name="ro3">
          <table:table-cell office:value-type="string">
            <text:p>czekać</text:p>
          </table:table-cell>
          <table:table-cell office:value-type="string">
            <text:p>zaczekać</text:p>
          </table:table-cell>
          <table:table-cell office:value-type="string">
            <text:p>to wait, expect</text:p>
          </table:table-cell>
          <table:table-cell office:value-type="string">
            <text:p>czekam</text:p>
          </table:table-cell>
          <table:table-cell office:value-type="string">
            <text:p>czekasz</text:p>
          </table:table-cell>
        </table:table-row>
        <table:table-row table:style-name="ro3">
          <table:table-cell office:value-type="string">
            <text:p>czesać</text:p>
          </table:table-cell>
          <table:table-cell office:value-type="string">
            <text:p>uczesać</text:p>
          </table:table-cell>
          <table:table-cell office:value-type="string">
            <text:p>to comb</text:p>
          </table:table-cell>
          <table:table-cell office:value-type="string">
            <text:p>czeszę</text:p>
          </table:table-cell>
          <table:table-cell office:value-type="string">
            <text:p>czeszesz</text:p>
          </table:table-cell>
        </table:table-row>
      </table:table>
      <table:table table:name="-yć" table:style-name="ta1" table:print="false">
        <table:table-column table:style-name="co2" table:number-columns-repeated="5" table:default-cell-style-name="ce1"/>
        <table:table-row table:style-name="ro3">
          <table:table-cell office:value-type="string">
            <text:p>Imperfective</text:p>
          </table:table-cell>
          <table:table-cell office:value-type="string">
            <text:p>Perfective</text:p>
          </table:table-cell>
          <table:table-cell office:value-type="string">
            <text:p>English</text:p>
          </table:table-cell>
          <table:table-cell office:value-type="string">
            <text:p>Ja</text:p>
          </table:table-cell>
          <table:table-cell office:value-type="string">
            <text:p>Ty</text:p>
          </table:table-cell>
        </table:table-row>
        <table:table-row table:style-name="ro3">
          <table:table-cell table:style-name="Default" office:value-type="string">
            <text:p>cieszyć</text:p>
          </table:table-cell>
          <table:table-cell table:style-name="Default" office:value-type="string">
            <text:p>ucieszyć</text:p>
          </table:table-cell>
          <table:table-cell table:style-name="Default" office:value-type="string">
            <text:p>to cheer, comfort</text:p>
          </table:table-cell>
          <table:table-cell table:style-name="Default" office:value-type="string">
            <text:p>cieszę</text:p>
          </table:table-cell>
          <table:table-cell table:style-name="Default" office:value-type="string">
            <text:p>cieszysz</text:p>
          </table:table-cell>
        </table:table-row>
      </table:table>
      <table:table table:name="-eć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3">
          <table:table-cell table:style-name="ce1" office:value-type="string">
            <text:p>Imperfective</text:p>
          </table:table-cell>
          <table:table-cell table:style-name="ce1" office:value-type="string">
            <text:p>Perfective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Ja</text:p>
          </table:table-cell>
          <table:table-cell table:style-name="ce1" office:value-type="string">
            <text:p>Ty</text:p>
          </table:table-cell>
        </table:table-row>
        <table:table-row table:style-name="ro3">
          <table:table-cell office:value-type="string">
            <text:p>boleć</text:p>
          </table:table-cell>
          <table:table-cell office:value-type="string">
            <text:p>zaboleć</text:p>
          </table:table-cell>
          <table:table-cell office:value-type="string">
            <text:p>to hurt, ache</text:p>
          </table:table-cell>
          <table:table-cell table:number-columns-repeated="2"/>
        </table:table-row>
        <table:table-row table:style-name="ro3">
          <table:table-cell office:value-type="string">
            <text:p>cierpieć</text:p>
          </table:table-cell>
          <table:table-cell office:value-type="string">
            <text:p>ścierpieć</text:p>
          </table:table-cell>
          <table:table-cell office:value-type="string">
            <text:p>to suffer, stand</text:p>
          </table:table-cell>
          <table:table-cell office:value-type="string">
            <text:p>cierpię</text:p>
          </table:table-cell>
          <table:table-cell office:value-type="string">
            <text:p>cierpisz</text:p>
          </table:table-cell>
        </table:table-row>
      </table:table>
      <table:table table:name="-ić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3">
          <table:table-cell table:style-name="ce1" office:value-type="string">
            <text:p>Imperfective</text:p>
          </table:table-cell>
          <table:table-cell table:style-name="ce1" office:value-type="string">
            <text:p>Perfective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Ja</text:p>
          </table:table-cell>
          <table:table-cell table:style-name="ce1" office:value-type="string">
            <text:p>Ty</text:p>
          </table:table-cell>
        </table:table-row>
        <table:table-row table:style-name="ro3">
          <table:table-cell office:value-type="string">
            <text:p>bawić się</text:p>
          </table:table-cell>
          <table:table-cell office:value-type="string">
            <text:p>zabawić się</text:p>
          </table:table-cell>
          <table:table-cell office:value-type="string">
            <text:p>to play, enjoy oneself</text:p>
          </table:table-cell>
          <table:table-cell office:value-type="string">
            <text:p>bawię się</text:p>
          </table:table-cell>
          <table:table-cell office:value-type="string">
            <text:p>bawisz się</text:p>
          </table:table-cell>
        </table:table-row>
        <table:table-row table:style-name="ro3">
          <table:table-cell office:value-type="string">
            <text:p>bić</text:p>
          </table:table-cell>
          <table:table-cell office:value-type="string">
            <text:p>pobić</text:p>
          </table:table-cell>
          <table:table-cell office:value-type="string">
            <text:p>to beat, hit</text:p>
          </table:table-cell>
          <table:table-cell office:value-type="string">
            <text:p>biję</text:p>
          </table:table-cell>
          <table:table-cell office:value-type="string">
            <text:p>bijesz</text:p>
          </table:table-cell>
        </table:table-row>
        <table:table-row table:style-name="ro3">
          <table:table-cell office:value-type="string">
            <text:p>błądzić</text:p>
          </table:table-cell>
          <table:table-cell office:value-type="string">
            <text:p>zbłądzić</text:p>
          </table:table-cell>
          <table:table-cell office:value-type="string">
            <text:p>to err, wander</text:p>
          </table:table-cell>
          <table:table-cell office:value-type="string">
            <text:p>błądzę</text:p>
          </table:table-cell>
          <table:table-cell office:value-type="string">
            <text:p>błądzisz</text:p>
          </table:table-cell>
        </table:table-row>
        <table:table-row table:style-name="ro3">
          <table:table-cell office:value-type="string">
            <text:p>bronić</text:p>
          </table:table-cell>
          <table:table-cell office:value-type="string">
            <text:p>obronić</text:p>
          </table:table-cell>
          <table:table-cell office:value-type="string">
            <text:p>to defend, protect</text:p>
          </table:table-cell>
          <table:table-cell office:value-type="string">
            <text:p>bronię</text:p>
          </table:table-cell>
          <table:table-cell office:value-type="string">
            <text:p>bronisz</text:p>
          </table:table-cell>
        </table:table-row>
        <table:table-row table:style-name="ro3">
          <table:table-cell office:value-type="string">
            <text:p>brudzić</text:p>
          </table:table-cell>
          <table:table-cell office:value-type="string">
            <text:p>zabrudzić</text:p>
          </table:table-cell>
          <table:table-cell office:value-type="string">
            <text:p>to dirty, soil</text:p>
          </table:table-cell>
          <table:table-cell office:value-type="string">
            <text:p>brudzę</text:p>
          </table:table-cell>
          <table:table-cell office:value-type="string">
            <text:p>brudzisz</text:p>
          </table:table-cell>
        </table:table-row>
        <table:table-row table:style-name="ro3">
          <table:table-cell office:value-type="string">
            <text:p>budzić</text:p>
          </table:table-cell>
          <table:table-cell office:value-type="string">
            <text:p>obudzić</text:p>
          </table:table-cell>
          <table:table-cell office:value-type="string">
            <text:p>to wake</text:p>
          </table:table-cell>
          <table:table-cell office:value-type="string">
            <text:p>budzę</text:p>
          </table:table-cell>
          <table:table-cell office:value-type="string">
            <text:p>budzisz</text:p>
          </table:table-cell>
        </table:table-row>
        <table:table-row table:style-name="ro3">
          <table:table-cell office:value-type="string">
            <text:p>cenić</text:p>
          </table:table-cell>
          <table:table-cell office:value-type="string">
            <text:p>docenić</text:p>
          </table:table-cell>
          <table:table-cell office:value-type="string">
            <text:p>to prize, value</text:p>
          </table:table-cell>
          <table:table-cell office:value-type="string">
            <text:p>cenię</text:p>
          </table:table-cell>
          <table:table-cell office:value-type="string">
            <text:p>cenisz</text:p>
          </table:table-cell>
        </table:table-row>
        <table:table-row table:style-name="ro3">
          <table:table-cell office:value-type="string">
            <text:p>chronić</text:p>
          </table:table-cell>
          <table:table-cell office:value-type="string">
            <text:p>schronić</text:p>
          </table:table-cell>
          <table:table-cell office:value-type="string">
            <text:p>to protect, screen</text:p>
          </table:table-cell>
          <table:table-cell office:value-type="string">
            <text:p>chronię</text:p>
          </table:table-cell>
          <table:table-cell office:value-type="string">
            <text:p>chronisz</text:p>
          </table:table-cell>
        </table:table-row>
        <table:table-row table:style-name="ro3">
          <table:table-cell office:value-type="string">
            <text:p>chwalić</text:p>
          </table:table-cell>
          <table:table-cell office:value-type="string">
            <text:p>pochwalić</text:p>
          </table:table-cell>
          <table:table-cell office:value-type="string">
            <text:p>to praise, commend</text:p>
          </table:table-cell>
          <table:table-cell office:value-type="string">
            <text:p>chwalę</text:p>
          </table:table-cell>
          <table:table-cell office:value-type="string">
            <text:p>chwalisz</text:p>
          </table:table-cell>
        </table:table-row>
        <table:table-row table:style-name="ro3">
          <table:table-cell office:value-type="string">
            <text:p>chylić</text:p>
          </table:table-cell>
          <table:table-cell office:value-type="string">
            <text:p>nachylić</text:p>
          </table:table-cell>
          <table:table-cell office:value-type="string">
            <text:p>to bend, incline</text:p>
          </table:table-cell>
          <table:table-cell office:value-type="string">
            <text:p>chylę</text:p>
          </table:table-cell>
          <table:table-cell office:value-type="string">
            <text:p>chylisz</text:p>
          </table:table-cell>
        </table:table-row>
      </table:table>
      <table:table table:name="all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2" table:number-columns-repeated="1017" table:default-cell-style-name="Default"/>
        <table:table-row table:style-name="ro3">
          <table:table-cell table:style-name="ce4" office:value-type="string">
            <text:p>Imperfective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Ty</text:p>
          </table:table-cell>
          <table:table-cell table:style-name="ce4" office:value-type="string">
            <text:p>English</text:p>
          </table:table-cell>
          <table:table-cell table:style-name="ce4" office:value-type="string">
            <text:p>Perfective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Ty</text:p>
          </table:table-cell>
          <table:table-cell table:style-name="ce4" table:number-columns-repeated="1017"/>
        </table:table-row>
        <table:table-row table:style-name="ro3">
          <table:table-cell office:value-type="string">
            <text:p>awansować</text:p>
          </table:table-cell>
          <table:table-cell office:value-type="string">
            <text:p>awansuję</text:p>
          </table:table-cell>
          <table:table-cell office:value-type="string">
            <text:p>awansujesz</text:p>
          </table:table-cell>
          <table:table-cell office:value-type="string">
            <text:p>to advance, promote</text:p>
          </table:table-cell>
          <table:table-cell office:value-type="string">
            <text:p>zaawansować</text:p>
          </table:table-cell>
          <table:table-cell office:value-type="string">
            <text:p>zaawansuję</text:p>
          </table:table-cell>
          <table:table-cell office:value-type="string">
            <text:p>zaawansujesz</text:p>
          </table:table-cell>
          <table:table-cell table:number-columns-repeated="1017"/>
        </table:table-row>
        <table:table-row table:style-name="ro3">
          <table:table-cell office:value-type="string">
            <text:p>bać się</text:p>
          </table:table-cell>
          <table:table-cell office:value-type="string">
            <text:p>boję się</text:p>
          </table:table-cell>
          <table:table-cell office:value-type="string">
            <text:p>boisz się</text:p>
          </table:table-cell>
          <table:table-cell office:value-type="string">
            <text:p>to fear, be afraid</text:p>
          </table:table-cell>
          <table:table-cell table:number-columns-repeated="1020"/>
        </table:table-row>
        <table:table-row table:style-name="ro3">
          <table:table-cell office:value-type="string">
            <text:p>badać</text:p>
          </table:table-cell>
          <table:table-cell office:value-type="string">
            <text:p>badam</text:p>
          </table:table-cell>
          <table:table-cell office:value-type="string">
            <text:p>badasz</text:p>
          </table:table-cell>
          <table:table-cell office:value-type="string">
            <text:p>to examine</text:p>
          </table:table-cell>
          <table:table-cell office:value-type="string">
            <text:p>zbadać</text:p>
          </table:table-cell>
          <table:table-cell office:value-type="string">
            <text:p>zbadam</text:p>
          </table:table-cell>
          <table:table-cell office:value-type="string">
            <text:p>zbadasz</text:p>
          </table:table-cell>
          <table:table-cell table:number-columns-repeated="1017"/>
        </table:table-row>
        <table:table-row table:style-name="ro3">
          <table:table-cell office:value-type="string">
            <text:p>bawić się</text:p>
          </table:table-cell>
          <table:table-cell office:value-type="string">
            <text:p>bawię się</text:p>
          </table:table-cell>
          <table:table-cell office:value-type="string">
            <text:p>bawisz się</text:p>
          </table:table-cell>
          <table:table-cell office:value-type="string">
            <text:p>to play, enjoy oneself</text:p>
          </table:table-cell>
          <table:table-cell office:value-type="string">
            <text:p>zabawić się</text:p>
          </table:table-cell>
          <table:table-cell office:value-type="string">
            <text:p>zabawię się</text:p>
          </table:table-cell>
          <table:table-cell office:value-type="string">
            <text:p>zabawisz się</text:p>
          </table:table-cell>
          <table:table-cell table:number-columns-repeated="1017"/>
        </table:table-row>
        <table:table-row table:style-name="ro3">
          <table:table-cell office:value-type="string">
            <text:p>bić</text:p>
          </table:table-cell>
          <table:table-cell office:value-type="string">
            <text:p>biję</text:p>
          </table:table-cell>
          <table:table-cell office:value-type="string">
            <text:p>bijesz</text:p>
          </table:table-cell>
          <table:table-cell office:value-type="string">
            <text:p>to beat, hit</text:p>
          </table:table-cell>
          <table:table-cell office:value-type="string">
            <text:p>pobić</text:p>
          </table:table-cell>
          <table:table-cell office:value-type="string">
            <text:p>pobiję</text:p>
          </table:table-cell>
          <table:table-cell office:value-type="string">
            <text:p>pobijesz</text:p>
          </table:table-cell>
          <table:table-cell table:number-columns-repeated="1017"/>
        </table:table-row>
        <table:table-row table:style-name="ro3">
          <table:table-cell office:value-type="string">
            <text:p>biegnąć</text:p>
          </table:table-cell>
          <table:table-cell office:value-type="string">
            <text:p>biegnę</text:p>
          </table:table-cell>
          <table:table-cell office:value-type="string">
            <text:p>biegniesz</text:p>
          </table:table-cell>
          <table:table-cell office:value-type="string">
            <text:p>to run</text:p>
          </table:table-cell>
          <table:table-cell office:value-type="string">
            <text:p>pobić</text:p>
          </table:table-cell>
          <table:table-cell office:value-type="string">
            <text:p>pobiję</text:p>
          </table:table-cell>
          <table:table-cell office:value-type="string">
            <text:p>pobijesz</text:p>
          </table:table-cell>
          <table:table-cell table:number-columns-repeated="1017"/>
        </table:table-row>
        <table:table-row table:style-name="ro3">
          <table:table-cell office:value-type="string">
            <text:p>błądzić</text:p>
          </table:table-cell>
          <table:table-cell office:value-type="string">
            <text:p>błądzę</text:p>
          </table:table-cell>
          <table:table-cell office:value-type="string">
            <text:p>błądzisz</text:p>
          </table:table-cell>
          <table:table-cell office:value-type="string">
            <text:p>to err, roam, stumble</text:p>
          </table:table-cell>
          <table:table-cell office:value-type="string">
            <text:p>zbłądzić</text:p>
          </table:table-cell>
          <table:table-cell office:value-type="string">
            <text:p>zbłądzę</text:p>
          </table:table-cell>
          <table:table-cell office:value-type="string">
            <text:p>zbłądzisz</text:p>
          </table:table-cell>
          <table:table-cell table:number-columns-repeated="1017"/>
        </table:table-row>
        <table:table-row table:style-name="ro3">
          <table:table-cell office:value-type="string">
            <text:p>brać</text:p>
          </table:table-cell>
          <table:table-cell office:value-type="string">
            <text:p>biorę</text:p>
          </table:table-cell>
          <table:table-cell office:value-type="string">
            <text:p>bierzesz</text:p>
          </table:table-cell>
          <table:table-cell office:value-type="string">
            <text:p>to take</text:p>
          </table:table-cell>
          <table:table-cell office:value-type="string">
            <text:p>wziąć</text:p>
          </table:table-cell>
          <table:table-cell office:value-type="string">
            <text:p>wezmę</text:p>
          </table:table-cell>
          <table:table-cell office:value-type="string">
            <text:p>weźmiesz</text:p>
          </table:table-cell>
          <table:table-cell table:number-columns-repeated="1017"/>
        </table:table-row>
        <table:table-row table:style-name="ro3">
          <table:table-cell office:value-type="string">
            <text:p>bronić</text:p>
          </table:table-cell>
          <table:table-cell office:value-type="string">
            <text:p>bronię</text:p>
          </table:table-cell>
          <table:table-cell office:value-type="string">
            <text:p>bronisz</text:p>
          </table:table-cell>
          <table:table-cell office:value-type="string">
            <text:p>to defend, protect</text:p>
          </table:table-cell>
          <table:table-cell office:value-type="string">
            <text:p>obronić</text:p>
          </table:table-cell>
          <table:table-cell office:value-type="string">
            <text:p>obronię</text:p>
          </table:table-cell>
          <table:table-cell office:value-type="string">
            <text:p>obronisz</text:p>
          </table:table-cell>
          <table:table-cell table:number-columns-repeated="1017"/>
        </table:table-row>
        <table:table-row table:style-name="ro3">
          <table:table-cell office:value-type="string">
            <text:p>brudzić</text:p>
          </table:table-cell>
          <table:table-cell office:value-type="string">
            <text:p>brudzę</text:p>
          </table:table-cell>
          <table:table-cell office:value-type="string">
            <text:p>brudzisz</text:p>
          </table:table-cell>
          <table:table-cell office:value-type="string">
            <text:p>to dirty, soil</text:p>
          </table:table-cell>
          <table:table-cell office:value-type="string">
            <text:p>zabrudzić</text:p>
          </table:table-cell>
          <table:table-cell office:value-type="string">
            <text:p>zabrudzę</text:p>
          </table:table-cell>
          <table:table-cell office:value-type="string">
            <text:p>zabrudzisz</text:p>
          </table:table-cell>
          <table:table-cell table:number-columns-repeated="1017"/>
        </table:table-row>
        <table:table-row table:style-name="ro3">
          <table:table-cell office:value-type="string">
            <text:p>budować</text:p>
          </table:table-cell>
          <table:table-cell office:value-type="string">
            <text:p>buduję</text:p>
          </table:table-cell>
          <table:table-cell office:value-type="string">
            <text:p>budujesz</text:p>
          </table:table-cell>
          <table:table-cell office:value-type="string">
            <text:p>to build, construct</text:p>
          </table:table-cell>
          <table:table-cell office:value-type="string">
            <text:p>zbudować</text:p>
          </table:table-cell>
          <table:table-cell office:value-type="string">
            <text:p>zbuduję</text:p>
          </table:table-cell>
          <table:table-cell office:value-type="string">
            <text:p>zbudujesz</text:p>
          </table:table-cell>
          <table:table-cell table:number-columns-repeated="1017"/>
        </table:table-row>
        <table:table-row table:style-name="ro3">
          <table:table-cell office:value-type="string">
            <text:p>budzić</text:p>
          </table:table-cell>
          <table:table-cell office:value-type="string">
            <text:p>budzę</text:p>
          </table:table-cell>
          <table:table-cell office:value-type="string">
            <text:p>budzisz</text:p>
          </table:table-cell>
          <table:table-cell office:value-type="string">
            <text:p>to wake</text:p>
          </table:table-cell>
          <table:table-cell office:value-type="string">
            <text:p>obudzić</text:p>
          </table:table-cell>
          <table:table-cell office:value-type="string">
            <text:p>obudzę</text:p>
          </table:table-cell>
          <table:table-cell office:value-type="string">
            <text:p>obudzisz</text:p>
          </table:table-cell>
          <table:table-cell table:number-columns-repeated="1017"/>
        </table:table-row>
        <table:table-row table:style-name="ro3">
          <table:table-cell office:value-type="string">
            <text:p>całować</text:p>
          </table:table-cell>
          <table:table-cell office:value-type="string">
            <text:p>całuję</text:p>
          </table:table-cell>
          <table:table-cell office:value-type="string">
            <text:p>całujesz</text:p>
          </table:table-cell>
          <table:table-cell office:value-type="string">
            <text:p>to kiss</text:p>
          </table:table-cell>
          <table:table-cell office:value-type="string">
            <text:p>pocałować</text:p>
          </table:table-cell>
          <table:table-cell office:value-type="string">
            <text:p>pocałuję</text:p>
          </table:table-cell>
          <table:table-cell office:value-type="string">
            <text:p>pocałujesz</text:p>
          </table:table-cell>
          <table:table-cell table:number-columns-repeated="1017"/>
        </table:table-row>
        <table:table-row table:style-name="ro3">
          <table:table-cell office:value-type="string">
            <text:p>cenić</text:p>
          </table:table-cell>
          <table:table-cell office:value-type="string">
            <text:p>cenię</text:p>
          </table:table-cell>
          <table:table-cell office:value-type="string">
            <text:p>cenisz</text:p>
          </table:table-cell>
          <table:table-cell office:value-type="string">
            <text:p>to prize, value, rate</text:p>
          </table:table-cell>
          <table:table-cell office:value-type="string">
            <text:p>docenić</text:p>
          </table:table-cell>
          <table:table-cell office:value-type="string">
            <text:p>docenię</text:p>
          </table:table-cell>
          <table:table-cell office:value-type="string">
            <text:p>docenisz</text:p>
          </table:table-cell>
          <table:table-cell table:number-columns-repeated="1017"/>
        </table:table-row>
        <table:table-row table:style-name="ro3">
          <table:table-cell office:value-type="string">
            <text:p>chcieć</text:p>
          </table:table-cell>
          <table:table-cell office:value-type="string">
            <text:p>chcę</text:p>
          </table:table-cell>
          <table:table-cell office:value-type="string">
            <text:p>chcesz</text:p>
          </table:table-cell>
          <table:table-cell office:value-type="string">
            <text:p>to want, desire</text:p>
          </table:table-cell>
          <table:table-cell office:value-type="string">
            <text:p>zechcieć</text:p>
          </table:table-cell>
          <table:table-cell office:value-type="string">
            <text:p>zechcę</text:p>
          </table:table-cell>
          <table:table-cell office:value-type="string">
            <text:p>zechcesz</text:p>
          </table:table-cell>
          <table:table-cell table:number-columns-repeated="1017"/>
        </table:table-row>
        <table:table-row table:style-name="ro3">
          <table:table-cell office:value-type="string">
            <text:p>chorować</text:p>
          </table:table-cell>
          <table:table-cell office:value-type="string">
            <text:p>choruję</text:p>
          </table:table-cell>
          <table:table-cell office:value-type="string">
            <text:p>chorujesz</text:p>
          </table:table-cell>
          <table:table-cell office:value-type="string">
            <text:p>to be sick</text:p>
          </table:table-cell>
          <table:table-cell office:value-type="string">
            <text:p>zachorować</text:p>
          </table:table-cell>
          <table:table-cell office:value-type="string">
            <text:p>zachoruję</text:p>
          </table:table-cell>
          <table:table-cell office:value-type="string">
            <text:p>zachorujesz</text:p>
          </table:table-cell>
          <table:table-cell table:number-columns-repeated="1017"/>
        </table:table-row>
        <table:table-row table:style-name="ro3">
          <table:table-cell office:value-type="string">
            <text:p>chować</text:p>
          </table:table-cell>
          <table:table-cell office:value-type="string">
            <text:p>chowam</text:p>
          </table:table-cell>
          <table:table-cell office:value-type="string">
            <text:p>chowasz</text:p>
          </table:table-cell>
          <table:table-cell office:value-type="string">
            <text:p>to hide, conceal</text:p>
          </table:table-cell>
          <table:table-cell office:value-type="string">
            <text:p>schować</text:p>
          </table:table-cell>
          <table:table-cell office:value-type="string">
            <text:p>schowam</text:p>
          </table:table-cell>
          <table:table-cell office:value-type="string">
            <text:p>schowasz</text:p>
          </table:table-cell>
          <table:table-cell table:number-columns-repeated="1017"/>
        </table:table-row>
        <table:table-row table:style-name="ro3">
          <table:table-cell office:value-type="string">
            <text:p>chronić</text:p>
          </table:table-cell>
          <table:table-cell office:value-type="string">
            <text:p>chronię</text:p>
          </table:table-cell>
          <table:table-cell office:value-type="string">
            <text:p>chronisz</text:p>
          </table:table-cell>
          <table:table-cell office:value-type="string">
            <text:p>to protect</text:p>
          </table:table-cell>
          <table:table-cell office:value-type="string">
            <text:p>schronić</text:p>
          </table:table-cell>
          <table:table-cell office:value-type="string">
            <text:p>schronię</text:p>
          </table:table-cell>
          <table:table-cell office:value-type="string">
            <text:p>schronisz</text:p>
          </table:table-cell>
          <table:table-cell table:number-columns-repeated="1017"/>
        </table:table-row>
        <table:table-row table:style-name="ro3">
          <table:table-cell office:value-type="string">
            <text:p>chwalić</text:p>
          </table:table-cell>
          <table:table-cell office:value-type="string">
            <text:p>chwalę</text:p>
          </table:table-cell>
          <table:table-cell office:value-type="string">
            <text:p>chwalisz</text:p>
          </table:table-cell>
          <table:table-cell office:value-type="string">
            <text:p>to praise, commend</text:p>
          </table:table-cell>
          <table:table-cell office:value-type="string">
            <text:p>pochwalić</text:p>
          </table:table-cell>
          <table:table-cell office:value-type="string">
            <text:p>pochwalę</text:p>
          </table:table-cell>
          <table:table-cell office:value-type="string">
            <text:p>pochwalisz</text:p>
          </table:table-cell>
          <table:table-cell table:number-columns-repeated="1017"/>
        </table:table-row>
        <table:table-row table:style-name="ro3">
          <table:table-cell office:value-type="string">
            <text:p>chylić</text:p>
          </table:table-cell>
          <table:table-cell office:value-type="string">
            <text:p>chylę</text:p>
          </table:table-cell>
          <table:table-cell office:value-type="string">
            <text:p>chylisz</text:p>
          </table:table-cell>
          <table:table-cell office:value-type="string">
            <text:p>to bend, incline</text:p>
          </table:table-cell>
          <table:table-cell office:value-type="string">
            <text:p>nachylić</text:p>
          </table:table-cell>
          <table:table-cell office:value-type="string">
            <text:p>nachylę</text:p>
          </table:table-cell>
          <table:table-cell office:value-type="string">
            <text:p>nachylisz</text:p>
          </table:table-cell>
          <table:table-cell table:number-columns-repeated="1017"/>
        </table:table-row>
        <table:table-row table:style-name="ro3">
          <table:table-cell office:value-type="string">
            <text:p>ciąć</text:p>
          </table:table-cell>
          <table:table-cell office:value-type="string">
            <text:p>tnę</text:p>
          </table:table-cell>
          <table:table-cell office:value-type="string">
            <text:p>tniesz</text:p>
          </table:table-cell>
          <table:table-cell office:value-type="string">
            <text:p>to cut</text:p>
          </table:table-cell>
          <table:table-cell office:value-type="string">
            <text:p>pociąć</text:p>
          </table:table-cell>
          <table:table-cell office:value-type="string">
            <text:p>potnę</text:p>
          </table:table-cell>
          <table:table-cell office:value-type="string">
            <text:p>potniesz</text:p>
          </table:table-cell>
          <table:table-cell table:number-columns-repeated="1017"/>
        </table:table-row>
        <table:table-row table:style-name="ro3">
          <table:table-cell office:value-type="string">
            <text:p>ciągnąć</text:p>
          </table:table-cell>
          <table:table-cell office:value-type="string">
            <text:p>ciągnę</text:p>
          </table:table-cell>
          <table:table-cell office:value-type="string">
            <text:p>ciągniesz</text:p>
          </table:table-cell>
          <table:table-cell office:value-type="string">
            <text:p>to pull</text:p>
          </table:table-cell>
          <table:table-cell office:value-type="string">
            <text:p>pociągnąć</text:p>
          </table:table-cell>
          <table:table-cell office:value-type="string">
            <text:p>pociągnę</text:p>
          </table:table-cell>
          <table:table-cell office:value-type="string">
            <text:p>pociągniesz</text:p>
          </table:table-cell>
          <table:table-cell table:number-columns-repeated="1017"/>
        </table:table-row>
        <table:table-row table:style-name="ro3">
          <table:table-cell office:value-type="string">
            <text:p>cierpieć</text:p>
          </table:table-cell>
          <table:table-cell office:value-type="string">
            <text:p>cierpię</text:p>
          </table:table-cell>
          <table:table-cell office:value-type="string">
            <text:p>cierpisz</text:p>
          </table:table-cell>
          <table:table-cell office:value-type="string">
            <text:p>to suffer, tolerate, stand</text:p>
          </table:table-cell>
          <table:table-cell office:value-type="string">
            <text:p>ścierpieć</text:p>
          </table:table-cell>
          <table:table-cell office:value-type="string">
            <text:p>ścierpię</text:p>
          </table:table-cell>
          <table:table-cell office:value-type="string">
            <text:p>ścierpisz</text:p>
          </table:table-cell>
          <table:table-cell table:number-columns-repeated="1017"/>
        </table:table-row>
        <table:table-row table:style-name="ro3">
          <table:table-cell office:value-type="string">
            <text:p>cieszyć</text:p>
          </table:table-cell>
          <table:table-cell office:value-type="string">
            <text:p>cieszę</text:p>
          </table:table-cell>
          <table:table-cell office:value-type="string">
            <text:p>cieszysz</text:p>
          </table:table-cell>
          <table:table-cell office:value-type="string">
            <text:p>to please, comfort</text:p>
          </table:table-cell>
          <table:table-cell office:value-type="string">
            <text:p>ucieszyć</text:p>
          </table:table-cell>
          <table:table-cell office:value-type="string">
            <text:p>ucieszę</text:p>
          </table:table-cell>
          <table:table-cell office:value-type="string">
            <text:p>ucieszysz</text:p>
          </table:table-cell>
          <table:table-cell table:number-columns-repeated="1017"/>
        </table:table-row>
        <table:table-row table:style-name="ro3">
          <table:table-cell office:value-type="string">
            <text:p>cofać</text:p>
          </table:table-cell>
          <table:table-cell office:value-type="string">
            <text:p>cofam</text:p>
          </table:table-cell>
          <table:table-cell office:value-type="string">
            <text:p>cofasz</text:p>
          </table:table-cell>
          <table:table-cell office:value-type="string">
            <text:p>to withdraw, move back</text:p>
          </table:table-cell>
          <table:table-cell office:value-type="string">
            <text:p>cofnąć</text:p>
          </table:table-cell>
          <table:table-cell office:value-type="string">
            <text:p>cofnę</text:p>
          </table:table-cell>
          <table:table-cell office:value-type="string">
            <text:p>cofniesz</text:p>
          </table:table-cell>
          <table:table-cell table:number-columns-repeated="1017"/>
        </table:table-row>
        <table:table-row table:style-name="ro3">
          <table:table-cell office:value-type="string">
            <text:p>czekać</text:p>
          </table:table-cell>
          <table:table-cell office:value-type="string">
            <text:p>czekam</text:p>
          </table:table-cell>
          <table:table-cell office:value-type="string">
            <text:p>czekasz</text:p>
          </table:table-cell>
          <table:table-cell office:value-type="string">
            <text:p>to wait</text:p>
          </table:table-cell>
          <table:table-cell office:value-type="string">
            <text:p>zaczekać</text:p>
          </table:table-cell>
          <table:table-cell office:value-type="string">
            <text:p>zaczekam</text:p>
          </table:table-cell>
          <table:table-cell office:value-type="string">
            <text:p>zaczekasz</text:p>
          </table:table-cell>
          <table:table-cell table:number-columns-repeated="1017"/>
        </table:table-row>
        <table:table-row table:style-name="ro3">
          <table:table-cell office:value-type="string">
            <text:p>czesać</text:p>
          </table:table-cell>
          <table:table-cell office:value-type="string">
            <text:p>czeszę</text:p>
          </table:table-cell>
          <table:table-cell office:value-type="string">
            <text:p>czeszesz</text:p>
          </table:table-cell>
          <table:table-cell office:value-type="string">
            <text:p>to comb, do hair</text:p>
          </table:table-cell>
          <table:table-cell office:value-type="string">
            <text:p>uczesać</text:p>
          </table:table-cell>
          <table:table-cell office:value-type="string">
            <text:p>uczeszę</text:p>
          </table:table-cell>
          <table:table-cell office:value-type="string">
            <text:p>uczeszesz</text:p>
          </table:table-cell>
          <table:table-cell table:number-columns-repeated="1017"/>
        </table:table-row>
        <table:table-row table:style-name="ro3">
          <table:table-cell office:value-type="string">
            <text:p>częstować</text:p>
          </table:table-cell>
          <table:table-cell office:value-type="string">
            <text:p>częstuję</text:p>
          </table:table-cell>
          <table:table-cell office:value-type="string">
            <text:p>częstujesz</text:p>
          </table:table-cell>
          <table:table-cell office:value-type="string">
            <text:p>to treat, entertain</text:p>
          </table:table-cell>
          <table:table-cell office:value-type="string">
            <text:p>poczęstować</text:p>
          </table:table-cell>
          <table:table-cell office:value-type="string">
            <text:p>poczęstuję</text:p>
          </table:table-cell>
          <table:table-cell office:value-type="string">
            <text:p>poczęstujesz</text:p>
          </table:table-cell>
          <table:table-cell table:number-columns-repeated="1017"/>
        </table:table-row>
        <table:table-row table:style-name="ro3">
          <table:table-cell office:value-type="string">
            <text:p>czuć</text:p>
          </table:table-cell>
          <table:table-cell office:value-type="string">
            <text:p>czuję</text:p>
          </table:table-cell>
          <table:table-cell office:value-type="string">
            <text:p>czujesz</text:p>
          </table:table-cell>
          <table:table-cell office:value-type="string">
            <text:p>to feel, smell</text:p>
          </table:table-cell>
          <table:table-cell office:value-type="string">
            <text:p>poczuć</text:p>
          </table:table-cell>
          <table:table-cell office:value-type="string">
            <text:p>poczuję</text:p>
          </table:table-cell>
          <table:table-cell office:value-type="string">
            <text:p>poczujesz</text:p>
          </table:table-cell>
          <table:table-cell table:number-columns-repeated="1017"/>
        </table:table-row>
        <table:table-row table:style-name="ro3">
          <table:table-cell office:value-type="string">
            <text:p>czyścić</text:p>
          </table:table-cell>
          <table:table-cell office:value-type="string">
            <text:p>czyszczę</text:p>
          </table:table-cell>
          <table:table-cell office:value-type="string">
            <text:p>czyścisz</text:p>
          </table:table-cell>
          <table:table-cell office:value-type="string">
            <text:p>to clean</text:p>
          </table:table-cell>
          <table:table-cell office:value-type="string">
            <text:p>oczyścić</text:p>
          </table:table-cell>
          <table:table-cell office:value-type="string">
            <text:p>oczyszczę</text:p>
          </table:table-cell>
          <table:table-cell office:value-type="string">
            <text:p>oczyścisz</text:p>
          </table:table-cell>
          <table:table-cell table:number-columns-repeated="1017"/>
        </table:table-row>
        <table:table-row table:style-name="ro3">
          <table:table-cell office:value-type="string">
            <text:p>czytać</text:p>
          </table:table-cell>
          <table:table-cell office:value-type="string">
            <text:p>czytam</text:p>
          </table:table-cell>
          <table:table-cell office:value-type="string">
            <text:p>czytasz</text:p>
          </table:table-cell>
          <table:table-cell office:value-type="string">
            <text:p>to read</text:p>
          </table:table-cell>
          <table:table-cell office:value-type="string">
            <text:p>przeczytać</text:p>
          </table:table-cell>
          <table:table-cell office:value-type="string">
            <text:p>przeczytam</text:p>
          </table:table-cell>
          <table:table-cell office:value-type="string">
            <text:p>przeczytasz</text:p>
          </table:table-cell>
          <table:table-cell table:number-columns-repeated="1017"/>
        </table:table-row>
        <table:table-row table:style-name="ro3">
          <table:table-cell office:value-type="string">
            <text:p>ćwiczyć</text:p>
          </table:table-cell>
          <table:table-cell office:value-type="string">
            <text:p>ćwiczę</text:p>
          </table:table-cell>
          <table:table-cell office:value-type="string">
            <text:p>ćwiczysz</text:p>
          </table:table-cell>
          <table:table-cell office:value-type="string">
            <text:p>to practice, train</text:p>
          </table:table-cell>
          <table:table-cell office:value-type="string">
            <text:p>przećwiczyć</text:p>
          </table:table-cell>
          <table:table-cell office:value-type="string">
            <text:p>przećwiczę</text:p>
          </table:table-cell>
          <table:table-cell office:value-type="string">
            <text:p>przećwiczysz</text:p>
          </table:table-cell>
          <table:table-cell table:number-columns-repeated="1017"/>
        </table:table-row>
        <table:table-row table:style-name="ro3">
          <table:table-cell office:value-type="string">
            <text:p>dawać</text:p>
          </table:table-cell>
          <table:table-cell office:value-type="string">
            <text:p>daję</text:p>
          </table:table-cell>
          <table:table-cell office:value-type="string">
            <text:p>dajesz</text:p>
          </table:table-cell>
          <table:table-cell office:value-type="string">
            <text:p>to give, provide</text:p>
          </table:table-cell>
          <table:table-cell office:value-type="string">
            <text:p>dać</text:p>
          </table:table-cell>
          <table:table-cell office:value-type="string">
            <text:p>dam</text:p>
          </table:table-cell>
          <table:table-cell office:value-type="string">
            <text:p>dasz</text:p>
          </table:table-cell>
          <table:table-cell table:number-columns-repeated="1017"/>
        </table:table-row>
        <table:table-row table:style-name="ro3">
          <table:table-cell office:value-type="string">
            <text:p>decydować</text:p>
          </table:table-cell>
          <table:table-cell office:value-type="string">
            <text:p>decyduję</text:p>
          </table:table-cell>
          <table:table-cell office:value-type="string">
            <text:p>decydujesz</text:p>
          </table:table-cell>
          <table:table-cell office:value-type="string">
            <text:p>to decide, determine</text:p>
          </table:table-cell>
          <table:table-cell office:value-type="string">
            <text:p>zdecydować</text:p>
          </table:table-cell>
          <table:table-cell office:value-type="string">
            <text:p>zdecyduję</text:p>
          </table:table-cell>
          <table:table-cell office:value-type="string">
            <text:p>zdecydujesz</text:p>
          </table:table-cell>
          <table:table-cell table:number-columns-repeated="1017"/>
        </table:table-row>
        <table:table-row table:style-name="ro3">
          <table:table-cell office:value-type="string">
            <text:p>denerwować się</text:p>
          </table:table-cell>
          <table:table-cell office:value-type="string">
            <text:p>denerwuję się</text:p>
          </table:table-cell>
          <table:table-cell office:value-type="string">
            <text:p>denerwujesz się</text:p>
          </table:table-cell>
          <table:table-cell office:value-type="string">
            <text:p>to get upset, be nervous, fidget</text:p>
          </table:table-cell>
          <table:table-cell office:value-type="string">
            <text:p>zdenerwować się</text:p>
          </table:table-cell>
          <table:table-cell office:value-type="string">
            <text:p>zdenerwuję się</text:p>
          </table:table-cell>
          <table:table-cell office:value-type="string">
            <text:p>zdenerwujesz się</text:p>
          </table:table-cell>
          <table:table-cell table:number-columns-repeated="1017"/>
        </table:table-row>
        <table:table-row table:style-name="ro3">
          <table:table-cell office:value-type="string">
            <text:p>dokuczać</text:p>
          </table:table-cell>
          <table:table-cell office:value-type="string">
            <text:p>dokuczam</text:p>
          </table:table-cell>
          <table:table-cell office:value-type="string">
            <text:p>dokuczasz</text:p>
          </table:table-cell>
          <table:table-cell office:value-type="string">
            <text:p>to annoy, tease,bother</text:p>
          </table:table-cell>
          <table:table-cell office:value-type="string">
            <text:p>dokuczyć</text:p>
          </table:table-cell>
          <table:table-cell office:value-type="string">
            <text:p>dokuczę</text:p>
          </table:table-cell>
          <table:table-cell office:value-type="string">
            <text:p>dokuczysz</text:p>
          </table:table-cell>
          <table:table-cell table:number-columns-repeated="1017"/>
        </table:table-row>
        <table:table-row table:style-name="ro3">
          <table:table-cell office:value-type="string">
            <text:p>dostawać</text:p>
          </table:table-cell>
          <table:table-cell office:value-type="string">
            <text:p>dostaję</text:p>
          </table:table-cell>
          <table:table-cell office:value-type="string">
            <text:p>dostajesz</text:p>
          </table:table-cell>
          <table:table-cell office:value-type="string">
            <text:p>to get, receive, obtain</text:p>
          </table:table-cell>
          <table:table-cell office:value-type="string">
            <text:p>dostać</text:p>
          </table:table-cell>
          <table:table-cell office:value-type="string">
            <text:p>dostanę</text:p>
          </table:table-cell>
          <table:table-cell office:value-type="string">
            <text:p>dostaniesz</text:p>
          </table:table-cell>
          <table:table-cell table:number-columns-repeated="1017"/>
        </table:table-row>
        <table:table-row table:style-name="ro3">
          <table:table-cell office:value-type="string">
            <text:p>dotykać</text:p>
          </table:table-cell>
          <table:table-cell office:value-type="string">
            <text:p>dotykam</text:p>
          </table:table-cell>
          <table:table-cell office:value-type="string">
            <text:p>dotykasz</text:p>
          </table:table-cell>
          <table:table-cell office:value-type="string">
            <text:p>to touch</text:p>
          </table:table-cell>
          <table:table-cell office:value-type="string">
            <text:p>dotknąć</text:p>
          </table:table-cell>
          <table:table-cell office:value-type="string">
            <text:p>dotknę</text:p>
          </table:table-cell>
          <table:table-cell office:value-type="string">
            <text:p>dotkniesz</text:p>
          </table:table-cell>
          <table:table-cell table:number-columns-repeated="1017"/>
        </table:table-row>
        <table:table-row table:style-name="ro3">
          <table:table-cell office:value-type="string">
            <text:p>dowiadywać się</text:p>
          </table:table-cell>
          <table:table-cell office:value-type="string">
            <text:p>dowiaduję się</text:p>
          </table:table-cell>
          <table:table-cell office:value-type="string">
            <text:p>dowiadujesz się</text:p>
          </table:table-cell>
          <table:table-cell office:value-type="string">
            <text:p>to find out</text:p>
          </table:table-cell>
          <table:table-cell office:value-type="string">
            <text:p>dowiedzieć się</text:p>
          </table:table-cell>
          <table:table-cell office:value-type="string">
            <text:p>dowiem się</text:p>
          </table:table-cell>
          <table:table-cell office:value-type="string">
            <text:p>dowiesz się</text:p>
          </table:table-cell>
          <table:table-cell table:number-columns-repeated="1017"/>
        </table:table-row>
        <table:table-row table:style-name="ro3">
          <table:table-cell office:value-type="string">
            <text:p>działać</text:p>
          </table:table-cell>
          <table:table-cell office:value-type="string">
            <text:p>działam</text:p>
          </table:table-cell>
          <table:table-cell office:value-type="string">
            <text:p>działasz</text:p>
          </table:table-cell>
          <table:table-cell office:value-type="string">
            <text:p>to work, operate, function</text:p>
          </table:table-cell>
          <table:table-cell table:number-columns-repeated="1020"/>
        </table:table-row>
        <table:table-row table:style-name="ro3">
          <table:table-cell office:value-type="string">
            <text:p>dzielić</text:p>
          </table:table-cell>
          <table:table-cell office:value-type="string">
            <text:p>dzielę</text:p>
          </table:table-cell>
          <table:table-cell office:value-type="string">
            <text:p>dzielisz</text:p>
          </table:table-cell>
          <table:table-cell office:value-type="string">
            <text:p>to divide, share</text:p>
          </table:table-cell>
          <table:table-cell office:value-type="string">
            <text:p>podzielić</text:p>
          </table:table-cell>
          <table:table-cell office:value-type="string">
            <text:p>podzielę</text:p>
          </table:table-cell>
          <table:table-cell office:value-type="string">
            <text:p>podzielisz</text:p>
          </table:table-cell>
          <table:table-cell table:number-columns-repeated="1017"/>
        </table:table-row>
        <table:table-row table:style-name="ro3">
          <table:table-cell office:value-type="string">
            <text:p>dziękować</text:p>
          </table:table-cell>
          <table:table-cell office:value-type="string">
            <text:p>dziękuję</text:p>
          </table:table-cell>
          <table:table-cell office:value-type="string">
            <text:p>dziękujesz</text:p>
          </table:table-cell>
          <table:table-cell office:value-type="string">
            <text:p>to thank</text:p>
          </table:table-cell>
          <table:table-cell office:value-type="string">
            <text:p>podziękować</text:p>
          </table:table-cell>
          <table:table-cell office:value-type="string">
            <text:p>podziękuję</text:p>
          </table:table-cell>
          <table:table-cell office:value-type="string">
            <text:p>podziękujesz</text:p>
          </table:table-cell>
          <table:table-cell table:number-columns-repeated="1017"/>
        </table:table-row>
        <table:table-row table:style-name="ro3">
          <table:table-cell office:value-type="string">
            <text:p>dzwonić</text:p>
          </table:table-cell>
          <table:table-cell office:value-type="string">
            <text:p>dzwonię</text:p>
          </table:table-cell>
          <table:table-cell office:value-type="string">
            <text:p>dzwonisz</text:p>
          </table:table-cell>
          <table:table-cell office:value-type="string">
            <text:p>to phone, call</text:p>
          </table:table-cell>
          <table:table-cell office:value-type="string">
            <text:p>zadzwonić</text:p>
          </table:table-cell>
          <table:table-cell office:value-type="string">
            <text:p>zadzwonię</text:p>
          </table:table-cell>
          <table:table-cell office:value-type="string">
            <text:p>zadzwonisz</text:p>
          </table:table-cell>
          <table:table-cell table:number-columns-repeated="1017"/>
        </table:table-row>
        <table:table-row table:style-name="ro3">
          <table:table-cell office:value-type="string">
            <text:p>emigrować</text:p>
          </table:table-cell>
          <table:table-cell office:value-type="string">
            <text:p>emigruję</text:p>
          </table:table-cell>
          <table:table-cell office:value-type="string">
            <text:p>emigrujesz</text:p>
          </table:table-cell>
          <table:table-cell office:value-type="string">
            <text:p>to emigrate</text:p>
          </table:table-cell>
          <table:table-cell office:value-type="string">
            <text:p>wyemigrować</text:p>
          </table:table-cell>
          <table:table-cell office:value-type="string">
            <text:p>wyemigruję</text:p>
          </table:table-cell>
          <table:table-cell office:value-type="string">
            <text:p>wyemigrujesz</text:p>
          </table:table-cell>
          <table:table-cell table:number-columns-repeated="1017"/>
        </table:table-row>
        <table:table-row table:style-name="ro3">
          <table:table-cell office:value-type="string">
            <text:p>farbować</text:p>
          </table:table-cell>
          <table:table-cell office:value-type="string">
            <text:p>farbuję</text:p>
          </table:table-cell>
          <table:table-cell office:value-type="string">
            <text:p>farbujesz</text:p>
          </table:table-cell>
          <table:table-cell office:value-type="string">
            <text:p>to dye, color, stain</text:p>
          </table:table-cell>
          <table:table-cell office:value-type="string">
            <text:p>ufarbować</text:p>
          </table:table-cell>
          <table:table-cell office:value-type="string">
            <text:p>ufarbuję</text:p>
          </table:table-cell>
          <table:table-cell office:value-type="string">
            <text:p>ufarbujesz</text:p>
          </table:table-cell>
          <table:table-cell table:number-columns-repeated="1017"/>
        </table:table-row>
        <table:table-row table:style-name="ro3">
          <table:table-cell office:value-type="string">
            <text:p>fotografować</text:p>
          </table:table-cell>
          <table:table-cell office:value-type="string">
            <text:p>fotografuję</text:p>
          </table:table-cell>
          <table:table-cell office:value-type="string">
            <text:p>fotografujesz</text:p>
          </table:table-cell>
          <table:table-cell office:value-type="string">
            <text:p>to take pictures, photograph</text:p>
          </table:table-cell>
          <table:table-cell office:value-type="string">
            <text:p>sfotografować</text:p>
          </table:table-cell>
          <table:table-cell office:value-type="string">
            <text:p>sfotografuję</text:p>
          </table:table-cell>
          <table:table-cell office:value-type="string">
            <text:p>sfotografujesz</text:p>
          </table:table-cell>
          <table:table-cell table:number-columns-repeated="1017"/>
        </table:table-row>
        <table:table-row table:style-name="ro3">
          <table:table-cell office:value-type="string">
            <text:p>gasić</text:p>
          </table:table-cell>
          <table:table-cell office:value-type="string">
            <text:p>gaszę</text:p>
          </table:table-cell>
          <table:table-cell office:value-type="string">
            <text:p>gasisz</text:p>
          </table:table-cell>
          <table:table-cell office:value-type="string">
            <text:p>to extinguish, put out, switch off</text:p>
          </table:table-cell>
          <table:table-cell office:value-type="string">
            <text:p>zgasić</text:p>
          </table:table-cell>
          <table:table-cell office:value-type="string">
            <text:p>zgaszę</text:p>
          </table:table-cell>
          <table:table-cell office:value-type="string">
            <text:p>zgasisz</text:p>
          </table:table-cell>
          <table:table-cell table:number-columns-repeated="1017"/>
        </table:table-row>
        <table:table-row table:style-name="ro3">
          <table:table-cell office:value-type="string">
            <text:p>gimnastykować się</text:p>
          </table:table-cell>
          <table:table-cell office:value-type="string">
            <text:p>gimnastykuję się</text:p>
          </table:table-cell>
          <table:table-cell office:value-type="string">
            <text:p>gimnastykujesz się</text:p>
          </table:table-cell>
          <table:table-cell office:value-type="string">
            <text:p>to train, do exercises</text:p>
          </table:table-cell>
          <table:table-cell office:value-type="string">
            <text:p>pogimnastykować się</text:p>
          </table:table-cell>
          <table:table-cell office:value-type="string">
            <text:p>pogimnastykuję się</text:p>
          </table:table-cell>
          <table:table-cell office:value-type="string">
            <text:p>pogimnastykujesz się</text:p>
          </table:table-cell>
          <table:table-cell table:number-columns-repeated="1017"/>
        </table:table-row>
        <table:table-row table:style-name="ro3">
          <table:table-cell office:value-type="string">
            <text:p>ginąć</text:p>
          </table:table-cell>
          <table:table-cell office:value-type="string">
            <text:p>ginę</text:p>
          </table:table-cell>
          <table:table-cell office:value-type="string">
            <text:p>giniesz</text:p>
          </table:table-cell>
          <table:table-cell office:value-type="string">
            <text:p>to perish, die away, be killed</text:p>
          </table:table-cell>
          <table:table-cell office:value-type="string">
            <text:p>zginąć</text:p>
          </table:table-cell>
          <table:table-cell office:value-type="string">
            <text:p>zginę</text:p>
          </table:table-cell>
          <table:table-cell office:value-type="string">
            <text:p>zginiesz</text:p>
          </table:table-cell>
          <table:table-cell table:number-columns-repeated="1017"/>
        </table:table-row>
        <table:table-row table:style-name="ro3">
          <table:table-cell office:value-type="string">
            <text:p>gniewać się</text:p>
          </table:table-cell>
          <table:table-cell office:value-type="string">
            <text:p>gniewam się</text:p>
          </table:table-cell>
          <table:table-cell office:value-type="string">
            <text:p>gniewasz się</text:p>
          </table:table-cell>
          <table:table-cell office:value-type="string">
            <text:p>to be angry, get angry</text:p>
          </table:table-cell>
          <table:table-cell office:value-type="string">
            <text:p>rozgniewać się</text:p>
          </table:table-cell>
          <table:table-cell office:value-type="string">
            <text:p>rozgniewam się</text:p>
          </table:table-cell>
          <table:table-cell office:value-type="string">
            <text:p>rozgniewasz się</text:p>
          </table:table-cell>
          <table:table-cell table:number-columns-repeated="1017"/>
        </table:table-row>
        <table:table-row table:style-name="ro3">
          <table:table-cell office:value-type="string">
            <text:p>godzić</text:p>
          </table:table-cell>
          <table:table-cell office:value-type="string">
            <text:p>godzę</text:p>
          </table:table-cell>
          <table:table-cell office:value-type="string">
            <text:p>godzisz</text:p>
          </table:table-cell>
          <table:table-cell office:value-type="string">
            <text:p>to reconcile, agree, square</text:p>
          </table:table-cell>
          <table:table-cell office:value-type="string">
            <text:p>pogodzić</text:p>
          </table:table-cell>
          <table:table-cell office:value-type="string">
            <text:p>pogodzę</text:p>
          </table:table-cell>
          <table:table-cell office:value-type="string">
            <text:p>pogodzisz</text:p>
          </table:table-cell>
          <table:table-cell table:number-columns-repeated="1017"/>
        </table:table-row>
        <table:table-row table:style-name="ro3">
          <table:table-cell office:value-type="string">
            <text:p>golić</text:p>
          </table:table-cell>
          <table:table-cell office:value-type="string">
            <text:p>golę</text:p>
          </table:table-cell>
          <table:table-cell office:value-type="string">
            <text:p>golisz</text:p>
          </table:table-cell>
          <table:table-cell office:value-type="string">
            <text:p>to shave</text:p>
          </table:table-cell>
          <table:table-cell office:value-type="string">
            <text:p>ogolić</text:p>
          </table:table-cell>
          <table:table-cell office:value-type="string">
            <text:p>ogolę</text:p>
          </table:table-cell>
          <table:table-cell office:value-type="string">
            <text:p>ogolisz</text:p>
          </table:table-cell>
          <table:table-cell table:number-columns-repeated="1017"/>
        </table:table-row>
        <table:table-row table:style-name="ro3">
          <table:table-cell office:value-type="string">
            <text:p>gotować</text:p>
          </table:table-cell>
          <table:table-cell office:value-type="string">
            <text:p>gotuję</text:p>
          </table:table-cell>
          <table:table-cell office:value-type="string">
            <text:p>gotujesz</text:p>
          </table:table-cell>
          <table:table-cell office:value-type="string">
            <text:p>to cook, prepare</text:p>
          </table:table-cell>
          <table:table-cell office:value-type="string">
            <text:p>ugotować</text:p>
          </table:table-cell>
          <table:table-cell office:value-type="string">
            <text:p>ugotuję</text:p>
          </table:table-cell>
          <table:table-cell office:value-type="string">
            <text:p>ugotujesz</text:p>
          </table:table-cell>
          <table:table-cell table:number-columns-repeated="1017"/>
        </table:table-row>
        <table:table-row table:style-name="ro3">
          <table:table-cell office:value-type="string">
            <text:p>grać</text:p>
          </table:table-cell>
          <table:table-cell office:value-type="string">
            <text:p>gram</text:p>
          </table:table-cell>
          <table:table-cell office:value-type="string">
            <text:p>grasz</text:p>
          </table:table-cell>
          <table:table-cell office:value-type="string">
            <text:p>to play, gamble</text:p>
          </table:table-cell>
          <table:table-cell office:value-type="string">
            <text:p>zagrać</text:p>
          </table:table-cell>
          <table:table-cell office:value-type="string">
            <text:p>zagram</text:p>
          </table:table-cell>
          <table:table-cell office:value-type="string">
            <text:p>zagrasz</text:p>
          </table:table-cell>
          <table:table-cell table:number-columns-repeated="1017"/>
        </table:table-row>
        <table:table-row table:style-name="ro3">
          <table:table-cell office:value-type="string">
            <text:p>gryźć</text:p>
          </table:table-cell>
          <table:table-cell office:value-type="string">
            <text:p>gryzę</text:p>
          </table:table-cell>
          <table:table-cell office:value-type="string">
            <text:p>gryziesz</text:p>
          </table:table-cell>
          <table:table-cell office:value-type="string">
            <text:p>to bite, chew</text:p>
          </table:table-cell>
          <table:table-cell office:value-type="string">
            <text:p>pogryźć</text:p>
          </table:table-cell>
          <table:table-cell office:value-type="string">
            <text:p>pogryzę</text:p>
          </table:table-cell>
          <table:table-cell office:value-type="string">
            <text:p>pogryziesz</text:p>
          </table:table-cell>
          <table:table-cell table:number-columns-repeated="1017"/>
        </table:table-row>
        <table:table-row table:style-name="ro3">
          <table:table-cell office:value-type="string">
            <text:p>grzać</text:p>
          </table:table-cell>
          <table:table-cell office:value-type="string">
            <text:p>grzeję</text:p>
          </table:table-cell>
          <table:table-cell office:value-type="string">
            <text:p>grzejesz</text:p>
          </table:table-cell>
          <table:table-cell office:value-type="string">
            <text:p>to heat, warm</text:p>
          </table:table-cell>
          <table:table-cell office:value-type="string">
            <text:p>zagrzać</text:p>
          </table:table-cell>
          <table:table-cell office:value-type="string">
            <text:p>zagrzeję</text:p>
          </table:table-cell>
          <table:table-cell office:value-type="string">
            <text:p>zagrzejesz</text:p>
          </table:table-cell>
          <table:table-cell table:number-columns-repeated="1017"/>
        </table:table-row>
        <table:table-row table:style-name="ro3">
          <table:table-cell office:value-type="string">
            <text:p>gubić</text:p>
          </table:table-cell>
          <table:table-cell office:value-type="string">
            <text:p>gubię</text:p>
          </table:table-cell>
          <table:table-cell office:value-type="string">
            <text:p>gubisz</text:p>
          </table:table-cell>
          <table:table-cell office:value-type="string">
            <text:p>to lose, ruin</text:p>
          </table:table-cell>
          <table:table-cell office:value-type="string">
            <text:p>zgubić</text:p>
          </table:table-cell>
          <table:table-cell office:value-type="string">
            <text:p>zgubię</text:p>
          </table:table-cell>
          <table:table-cell office:value-type="string">
            <text:p>zgubisz</text:p>
          </table:table-cell>
          <table:table-cell table:number-columns-repeated="1017"/>
        </table:table-row>
        <table:table-row table:style-name="ro3">
          <table:table-cell office:value-type="string">
            <text:p>hamować</text:p>
          </table:table-cell>
          <table:table-cell office:value-type="string">
            <text:p>hamuję</text:p>
          </table:table-cell>
          <table:table-cell office:value-type="string">
            <text:p>hamujesz</text:p>
          </table:table-cell>
          <table:table-cell office:value-type="string">
            <text:p>to brake, slow down</text:p>
          </table:table-cell>
          <table:table-cell office:value-type="string">
            <text:p>zahamować</text:p>
          </table:table-cell>
          <table:table-cell office:value-type="string">
            <text:p>zahamuję</text:p>
          </table:table-cell>
          <table:table-cell office:value-type="string">
            <text:p>zahamujesz</text:p>
          </table:table-cell>
          <table:table-cell table:number-columns-repeated="1017"/>
        </table:table-row>
        <table:table-row table:style-name="ro3">
          <table:table-cell office:value-type="string">
            <text:p>informować</text:p>
          </table:table-cell>
          <table:table-cell office:value-type="string">
            <text:p>informuję</text:p>
          </table:table-cell>
          <table:table-cell office:value-type="string">
            <text:p>informujesz</text:p>
          </table:table-cell>
          <table:table-cell office:value-type="string">
            <text:p>to inform, let know</text:p>
          </table:table-cell>
          <table:table-cell office:value-type="string">
            <text:p>poinformować</text:p>
          </table:table-cell>
          <table:table-cell office:value-type="string">
            <text:p>poinformuję</text:p>
          </table:table-cell>
          <table:table-cell office:value-type="string">
            <text:p>poinformujesz</text:p>
          </table:table-cell>
          <table:table-cell table:number-columns-repeated="1017"/>
        </table:table-row>
        <table:table-row table:style-name="ro3">
          <table:table-cell office:value-type="string">
            <text:p>interesować</text:p>
          </table:table-cell>
          <table:table-cell office:value-type="string">
            <text:p>interesuję</text:p>
          </table:table-cell>
          <table:table-cell office:value-type="string">
            <text:p>interesujesz</text:p>
          </table:table-cell>
          <table:table-cell office:value-type="string">
            <text:p>to interest, be hooked on</text:p>
          </table:table-cell>
          <table:table-cell office:value-type="string">
            <text:p>zainteresować</text:p>
          </table:table-cell>
          <table:table-cell office:value-type="string">
            <text:p>zainteresuję</text:p>
          </table:table-cell>
          <table:table-cell office:value-type="string">
            <text:p>zainteresujesz</text:p>
          </table:table-cell>
          <table:table-cell table:number-columns-repeated="1017"/>
        </table:table-row>
        <table:table-row table:style-name="ro3">
          <table:table-cell office:value-type="string">
            <text:p>jeść</text:p>
          </table:table-cell>
          <table:table-cell office:value-type="string">
            <text:p>jem</text:p>
          </table:table-cell>
          <table:table-cell office:value-type="string">
            <text:p>jesz</text:p>
          </table:table-cell>
          <table:table-cell office:value-type="string">
            <text:p>to eat</text:p>
          </table:table-cell>
          <table:table-cell office:value-type="string">
            <text:p>zjeść</text:p>
          </table:table-cell>
          <table:table-cell office:value-type="string">
            <text:p>zjem</text:p>
          </table:table-cell>
          <table:table-cell office:value-type="string">
            <text:p>zjesz</text:p>
          </table:table-cell>
          <table:table-cell office:value-type="string">
            <text:p>jadł</text:p>
          </table:table-cell>
          <table:table-cell office:value-type="string">
            <text:p>jedli</text:p>
          </table:table-cell>
          <table:table-cell table:number-columns-repeated="1015"/>
        </table:table-row>
        <table:table-row table:style-name="ro3">
          <table:table-cell office:value-type="string">
            <text:p>karać</text:p>
          </table:table-cell>
          <table:table-cell office:value-type="string">
            <text:p>karzę</text:p>
          </table:table-cell>
          <table:table-cell office:value-type="string">
            <text:p>karzesz</text:p>
          </table:table-cell>
          <table:table-cell office:value-type="string">
            <text:p>to punish, discipline</text:p>
          </table:table-cell>
          <table:table-cell office:value-type="string">
            <text:p>ukarać</text:p>
          </table:table-cell>
          <table:table-cell office:value-type="string">
            <text:p>ukarzę</text:p>
          </table:table-cell>
          <table:table-cell office:value-type="string">
            <text:p>ukarzesz</text:p>
          </table:table-cell>
          <table:table-cell table:number-columns-repeated="1017"/>
        </table:table-row>
        <table:table-row table:style-name="ro3">
          <table:table-cell office:value-type="string">
            <text:p>kąpać</text:p>
          </table:table-cell>
          <table:table-cell office:value-type="string">
            <text:p>kąpię</text:p>
          </table:table-cell>
          <table:table-cell office:value-type="string">
            <text:p>kąpiesz</text:p>
          </table:table-cell>
          <table:table-cell office:value-type="string">
            <text:p>to bathe</text:p>
          </table:table-cell>
          <table:table-cell office:value-type="string">
            <text:p>wykąpać</text:p>
          </table:table-cell>
          <table:table-cell office:value-type="string">
            <text:p>wykąpię</text:p>
          </table:table-cell>
          <table:table-cell office:value-type="string">
            <text:p>wykąpiesz</text:p>
          </table:table-cell>
          <table:table-cell table:number-columns-repeated="1017"/>
        </table:table-row>
        <table:table-row table:style-name="ro3">
          <table:table-cell office:value-type="string">
            <text:p>kierować</text:p>
          </table:table-cell>
          <table:table-cell office:value-type="string">
            <text:p>kieruję</text:p>
          </table:table-cell>
          <table:table-cell office:value-type="string">
            <text:p>kierujesz</text:p>
          </table:table-cell>
          <table:table-cell office:value-type="string">
            <text:p>to drive, direct, steer</text:p>
          </table:table-cell>
          <table:table-cell office:value-type="string">
            <text:p>skierować</text:p>
          </table:table-cell>
          <table:table-cell office:value-type="string">
            <text:p>skieruję</text:p>
          </table:table-cell>
          <table:table-cell office:value-type="string">
            <text:p>skierujesz</text:p>
          </table:table-cell>
          <table:table-cell table:number-columns-repeated="1017"/>
        </table:table-row>
        <table:table-row table:style-name="ro3">
          <table:table-cell office:value-type="string">
            <text:p>kłamać</text:p>
          </table:table-cell>
          <table:table-cell office:value-type="string">
            <text:p>kłamię</text:p>
          </table:table-cell>
          <table:table-cell office:value-type="string">
            <text:p>kłamiesz</text:p>
          </table:table-cell>
          <table:table-cell office:value-type="string">
            <text:p>to lie, tell a lie</text:p>
          </table:table-cell>
          <table:table-cell office:value-type="string">
            <text:p>skłamać</text:p>
          </table:table-cell>
          <table:table-cell office:value-type="string">
            <text:p>skłamię</text:p>
          </table:table-cell>
          <table:table-cell office:value-type="string">
            <text:p>skłamiesz</text:p>
          </table:table-cell>
          <table:table-cell table:number-columns-repeated="1017"/>
        </table:table-row>
        <table:table-row table:style-name="ro3">
          <table:table-cell office:value-type="string">
            <text:p>kłaniać się</text:p>
          </table:table-cell>
          <table:table-cell office:value-type="string">
            <text:p>kłaniam się</text:p>
          </table:table-cell>
          <table:table-cell office:value-type="string">
            <text:p>kłaniasz się</text:p>
          </table:table-cell>
          <table:table-cell office:value-type="string">
            <text:p>to greet, send regards</text:p>
          </table:table-cell>
          <table:table-cell office:value-type="string">
            <text:p>ukłonić się</text:p>
          </table:table-cell>
          <table:table-cell office:value-type="string">
            <text:p>ukłonię się</text:p>
          </table:table-cell>
          <table:table-cell office:value-type="string">
            <text:p>ukłonisz się</text:p>
          </table:table-cell>
          <table:table-cell table:number-columns-repeated="1017"/>
        </table:table-row>
        <table:table-row table:style-name="ro3">
          <table:table-cell office:value-type="string">
            <text:p>kłaść</text:p>
          </table:table-cell>
          <table:table-cell office:value-type="string">
            <text:p>kładę</text:p>
          </table:table-cell>
          <table:table-cell office:value-type="string">
            <text:p>kładziesz</text:p>
          </table:table-cell>
          <table:table-cell office:value-type="string">
            <text:p>to lay down, place, put down</text:p>
          </table:table-cell>
          <table:table-cell office:value-type="string">
            <text:p>położyć</text:p>
          </table:table-cell>
          <table:table-cell office:value-type="string">
            <text:p>położę</text:p>
          </table:table-cell>
          <table:table-cell office:value-type="string">
            <text:p>położysz</text:p>
          </table:table-cell>
          <table:table-cell table:number-columns-repeated="1017"/>
        </table:table-row>
        <table:table-row table:style-name="ro3">
          <table:table-cell office:value-type="string">
            <text:p>kłócić</text:p>
          </table:table-cell>
          <table:table-cell office:value-type="string">
            <text:p>kłócę</text:p>
          </table:table-cell>
          <table:table-cell office:value-type="string">
            <text:p>kłócisz</text:p>
          </table:table-cell>
          <table:table-cell office:value-type="string">
            <text:p>to stir up, divide, set at odds</text:p>
          </table:table-cell>
          <table:table-cell office:value-type="string">
            <text:p>pokłócić</text:p>
          </table:table-cell>
          <table:table-cell office:value-type="string">
            <text:p>pokłócę</text:p>
          </table:table-cell>
          <table:table-cell office:value-type="string">
            <text:p>pokłócisz</text:p>
          </table:table-cell>
          <table:table-cell table:number-columns-repeated="1017"/>
        </table:table-row>
        <table:table-row table:style-name="ro3">
          <table:table-cell office:value-type="string">
            <text:p>kochać</text:p>
          </table:table-cell>
          <table:table-cell office:value-type="string">
            <text:p>kocham</text:p>
          </table:table-cell>
          <table:table-cell office:value-type="string">
            <text:p>kochasz</text:p>
          </table:table-cell>
          <table:table-cell office:value-type="string">
            <text:p>to love</text:p>
          </table:table-cell>
          <table:table-cell office:value-type="string">
            <text:p>pokochać</text:p>
          </table:table-cell>
          <table:table-cell office:value-type="string">
            <text:p>pokocham</text:p>
          </table:table-cell>
          <table:table-cell office:value-type="string">
            <text:p>pokochasz</text:p>
          </table:table-cell>
          <table:table-cell table:number-columns-repeated="1017"/>
        </table:table-row>
        <table:table-row table:style-name="ro3">
          <table:table-cell office:value-type="string">
            <text:p>kontaktować się</text:p>
          </table:table-cell>
          <table:table-cell office:value-type="string">
            <text:p>kontaktuję się</text:p>
          </table:table-cell>
          <table:table-cell office:value-type="string">
            <text:p>kontaktujesz się</text:p>
          </table:table-cell>
          <table:table-cell office:value-type="string">
            <text:p>to communicate, make contact with</text:p>
          </table:table-cell>
          <table:table-cell office:value-type="string">
            <text:p>skontaktować się</text:p>
          </table:table-cell>
          <table:table-cell office:value-type="string">
            <text:p>skontaktuję się</text:p>
          </table:table-cell>
          <table:table-cell office:value-type="string">
            <text:p>skontaktujesz się</text:p>
          </table:table-cell>
          <table:table-cell table:number-columns-repeated="1017"/>
        </table:table-row>
        <table:table-row table:style-name="ro3">
          <table:table-cell office:value-type="string">
            <text:p>kończyć</text:p>
          </table:table-cell>
          <table:table-cell office:value-type="string">
            <text:p>kończę</text:p>
          </table:table-cell>
          <table:table-cell office:value-type="string">
            <text:p>kończysz</text:p>
          </table:table-cell>
          <table:table-cell office:value-type="string">
            <text:p>to complete, finish</text:p>
          </table:table-cell>
          <table:table-cell office:value-type="string">
            <text:p>skończyć</text:p>
          </table:table-cell>
          <table:table-cell office:value-type="string">
            <text:p>skończę</text:p>
          </table:table-cell>
          <table:table-cell office:value-type="string">
            <text:p>skończysz</text:p>
          </table:table-cell>
          <table:table-cell table:number-columns-repeated="1017"/>
        </table:table-row>
        <table:table-row table:style-name="ro3">
          <table:table-cell office:value-type="string">
            <text:p>kopać</text:p>
          </table:table-cell>
          <table:table-cell office:value-type="string">
            <text:p>kopię</text:p>
          </table:table-cell>
          <table:table-cell office:value-type="string">
            <text:p>kopiesz</text:p>
          </table:table-cell>
          <table:table-cell office:value-type="string">
            <text:p>to dig, excavate, kick</text:p>
          </table:table-cell>
          <table:table-cell office:value-type="string">
            <text:p>wykopać</text:p>
          </table:table-cell>
          <table:table-cell office:value-type="string">
            <text:p>wykopię</text:p>
          </table:table-cell>
          <table:table-cell office:value-type="string">
            <text:p>wykopiesz</text:p>
          </table:table-cell>
          <table:table-cell table:number-columns-repeated="1017"/>
        </table:table-row>
        <table:table-row table:style-name="ro3">
          <table:table-cell office:value-type="string">
            <text:p>korzystać</text:p>
          </table:table-cell>
          <table:table-cell office:value-type="string">
            <text:p>korzystam</text:p>
          </table:table-cell>
          <table:table-cell office:value-type="string">
            <text:p>korzystasz</text:p>
          </table:table-cell>
          <table:table-cell office:value-type="string">
            <text:p>to use, make use of</text:p>
          </table:table-cell>
          <table:table-cell office:value-type="string">
            <text:p>skorzystać</text:p>
          </table:table-cell>
          <table:table-cell office:value-type="string">
            <text:p>skorzystam</text:p>
          </table:table-cell>
          <table:table-cell office:value-type="string">
            <text:p>skorzystasz</text:p>
          </table:table-cell>
          <table:table-cell table:number-columns-repeated="1017"/>
        </table:table-row>
        <table:table-row table:style-name="ro3">
          <table:table-cell office:value-type="string">
            <text:p>kosić</text:p>
          </table:table-cell>
          <table:table-cell office:value-type="string">
            <text:p>koszę</text:p>
          </table:table-cell>
          <table:table-cell office:value-type="string">
            <text:p>kosisz</text:p>
          </table:table-cell>
          <table:table-cell office:value-type="string">
            <text:p>to mow</text:p>
          </table:table-cell>
          <table:table-cell office:value-type="string">
            <text:p>skosić</text:p>
          </table:table-cell>
          <table:table-cell office:value-type="string">
            <text:p>skoszę</text:p>
          </table:table-cell>
          <table:table-cell office:value-type="string">
            <text:p>skosisz</text:p>
          </table:table-cell>
          <table:table-cell table:number-columns-repeated="1017"/>
        </table:table-row>
        <table:table-row table:style-name="ro3">
          <table:table-cell office:value-type="string">
            <text:p>kosztować</text:p>
          </table:table-cell>
          <table:table-cell office:value-type="string">
            <text:p>kosztuję</text:p>
          </table:table-cell>
          <table:table-cell office:value-type="string">
            <text:p>kosztujesz</text:p>
          </table:table-cell>
          <table:table-cell office:value-type="string">
            <text:p>to cost, taste</text:p>
          </table:table-cell>
          <table:table-cell office:value-type="string">
            <text:p>skosztować</text:p>
          </table:table-cell>
          <table:table-cell office:value-type="string">
            <text:p>skosztuję</text:p>
          </table:table-cell>
          <table:table-cell office:value-type="string">
            <text:p>skosztujesz</text:p>
          </table:table-cell>
          <table:table-cell table:number-columns-repeated="1017"/>
        </table:table-row>
        <table:table-row table:style-name="ro3">
          <table:table-cell office:value-type="string">
            <text:p>kraść</text:p>
          </table:table-cell>
          <table:table-cell office:value-type="string">
            <text:p>kradnę</text:p>
          </table:table-cell>
          <table:table-cell office:value-type="string">
            <text:p>kradniesz</text:p>
          </table:table-cell>
          <table:table-cell office:value-type="string">
            <text:p>to steal, shoplift</text:p>
          </table:table-cell>
          <table:table-cell office:value-type="string">
            <text:p>ukraść</text:p>
          </table:table-cell>
          <table:table-cell office:value-type="string">
            <text:p>ukradnę</text:p>
          </table:table-cell>
          <table:table-cell office:value-type="string">
            <text:p>ukradniesz</text:p>
          </table:table-cell>
          <table:table-cell table:number-columns-repeated="1017"/>
        </table:table-row>
        <table:table-row table:style-name="ro3">
          <table:table-cell office:value-type="string">
            <text:p>kręcić</text:p>
          </table:table-cell>
          <table:table-cell office:value-type="string">
            <text:p>kręcę</text:p>
          </table:table-cell>
          <table:table-cell office:value-type="string">
            <text:p>kręcisz</text:p>
          </table:table-cell>
          <table:table-cell office:value-type="string">
            <text:p>to turn, twist</text:p>
          </table:table-cell>
          <table:table-cell office:value-type="string">
            <text:p>pokręcić</text:p>
          </table:table-cell>
          <table:table-cell office:value-type="string">
            <text:p>pokręcę</text:p>
          </table:table-cell>
          <table:table-cell office:value-type="string">
            <text:p>pokręcisz</text:p>
          </table:table-cell>
          <table:table-cell table:number-columns-repeated="1017"/>
        </table:table-row>
        <table:table-row table:style-name="ro3">
          <table:table-cell office:value-type="string">
            <text:p>kroić</text:p>
          </table:table-cell>
          <table:table-cell office:value-type="string">
            <text:p>kroję</text:p>
          </table:table-cell>
          <table:table-cell office:value-type="string">
            <text:p>kroisz</text:p>
          </table:table-cell>
          <table:table-cell office:value-type="string">
            <text:p>to slice, cut</text:p>
          </table:table-cell>
          <table:table-cell office:value-type="string">
            <text:p>ukroić</text:p>
          </table:table-cell>
          <table:table-cell office:value-type="string">
            <text:p>ukroję</text:p>
          </table:table-cell>
          <table:table-cell office:value-type="string">
            <text:p>ukroisz</text:p>
          </table:table-cell>
          <table:table-cell table:number-columns-repeated="1017"/>
        </table:table-row>
        <table:table-row table:style-name="ro3">
          <table:table-cell office:value-type="string">
            <text:p>kryć</text:p>
          </table:table-cell>
          <table:table-cell office:value-type="string">
            <text:p>kryję</text:p>
          </table:table-cell>
          <table:table-cell office:value-type="string">
            <text:p>kryjesz</text:p>
          </table:table-cell>
          <table:table-cell office:value-type="string">
            <text:p>to cover, hide, conceal</text:p>
          </table:table-cell>
          <table:table-cell office:value-type="string">
            <text:p>skryć</text:p>
          </table:table-cell>
          <table:table-cell office:value-type="string">
            <text:p>skryję</text:p>
          </table:table-cell>
          <table:table-cell office:value-type="string">
            <text:p>skryjesz</text:p>
          </table:table-cell>
          <table:table-cell table:number-columns-repeated="1017"/>
        </table:table-row>
        <table:table-row table:style-name="ro3">
          <table:table-cell office:value-type="string">
            <text:p>krzyczeć</text:p>
          </table:table-cell>
          <table:table-cell office:value-type="string">
            <text:p>krzyczę</text:p>
          </table:table-cell>
          <table:table-cell office:value-type="string">
            <text:p>krzyczysz</text:p>
          </table:table-cell>
          <table:table-cell office:value-type="string">
            <text:p>to shout, cry out, scream</text:p>
          </table:table-cell>
          <table:table-cell office:value-type="string">
            <text:p>krzyknąć</text:p>
          </table:table-cell>
          <table:table-cell office:value-type="string">
            <text:p>krzyknę</text:p>
          </table:table-cell>
          <table:table-cell office:value-type="string">
            <text:p>krzykniesz</text:p>
          </table:table-cell>
          <table:table-cell table:number-columns-repeated="1017"/>
        </table:table-row>
        <table:table-row table:style-name="ro3">
          <table:table-cell office:value-type="string">
            <text:p>kupować</text:p>
          </table:table-cell>
          <table:table-cell office:value-type="string">
            <text:p>kupuję</text:p>
          </table:table-cell>
          <table:table-cell office:value-type="string">
            <text:p>kupujesz</text:p>
          </table:table-cell>
          <table:table-cell office:value-type="string">
            <text:p>to buy, purchase</text:p>
          </table:table-cell>
          <table:table-cell office:value-type="string">
            <text:p>kupić</text:p>
          </table:table-cell>
          <table:table-cell office:value-type="string">
            <text:p>kupię</text:p>
          </table:table-cell>
          <table:table-cell office:value-type="string">
            <text:p>kupisz</text:p>
          </table:table-cell>
          <table:table-cell table:number-columns-repeated="1017"/>
        </table:table-row>
        <table:table-row table:style-name="ro3">
          <table:table-cell office:value-type="string">
            <text:p>lądować</text:p>
          </table:table-cell>
          <table:table-cell office:value-type="string">
            <text:p>ląduję</text:p>
          </table:table-cell>
          <table:table-cell office:value-type="string">
            <text:p>lądujesz</text:p>
          </table:table-cell>
          <table:table-cell office:value-type="string">
            <text:p>to land, dock</text:p>
          </table:table-cell>
          <table:table-cell office:value-type="string">
            <text:p>wylądować</text:p>
          </table:table-cell>
          <table:table-cell office:value-type="string">
            <text:p>wyląduję</text:p>
          </table:table-cell>
          <table:table-cell office:value-type="string">
            <text:p>wylądujesz</text:p>
          </table:table-cell>
          <table:table-cell table:number-columns-repeated="1017"/>
        </table:table-row>
        <table:table-row table:style-name="ro3">
          <table:table-cell office:value-type="string">
            <text:p>leczyć</text:p>
          </table:table-cell>
          <table:table-cell office:value-type="string">
            <text:p>leczę</text:p>
          </table:table-cell>
          <table:table-cell office:value-type="string">
            <text:p>leczysz</text:p>
          </table:table-cell>
          <table:table-cell office:value-type="string">
            <text:p>to cure, heal, treat</text:p>
          </table:table-cell>
          <table:table-cell office:value-type="string">
            <text:p>wyleczyć</text:p>
          </table:table-cell>
          <table:table-cell office:value-type="string">
            <text:p>wyleczę</text:p>
          </table:table-cell>
          <table:table-cell office:value-type="string">
            <text:p>wyleczysz</text:p>
          </table:table-cell>
          <table:table-cell table:number-columns-repeated="1017"/>
        </table:table-row>
        <table:table-row table:style-name="ro3">
          <table:table-cell office:value-type="string">
            <text:p>lekceważyć</text:p>
          </table:table-cell>
          <table:table-cell office:value-type="string">
            <text:p>lekceważę</text:p>
          </table:table-cell>
          <table:table-cell office:value-type="string">
            <text:p>lekceważysz</text:p>
          </table:table-cell>
          <table:table-cell office:value-type="string">
            <text:p>to disregard, neglect, make light</text:p>
          </table:table-cell>
          <table:table-cell office:value-type="string">
            <text:p>zlekceważyć</text:p>
          </table:table-cell>
          <table:table-cell office:value-type="string">
            <text:p>zlekceważę</text:p>
          </table:table-cell>
          <table:table-cell office:value-type="string">
            <text:p>zlekceważysz</text:p>
          </table:table-cell>
          <table:table-cell table:number-columns-repeated="1017"/>
        </table:table-row>
        <table:table-row table:style-name="ro3">
          <table:table-cell office:value-type="string">
            <text:p>leżeć</text:p>
          </table:table-cell>
          <table:table-cell office:value-type="string">
            <text:p>leżę</text:p>
          </table:table-cell>
          <table:table-cell office:value-type="string">
            <text:p>leżysz</text:p>
          </table:table-cell>
          <table:table-cell office:value-type="string">
            <text:p>to lie, remain</text:p>
          </table:table-cell>
          <table:table-cell office:value-type="string">
            <text:p>poleżeć</text:p>
          </table:table-cell>
          <table:table-cell office:value-type="string">
            <text:p>poleżę</text:p>
          </table:table-cell>
          <table:table-cell office:value-type="string">
            <text:p>poleżysz</text:p>
          </table:table-cell>
          <table:table-cell table:number-columns-repeated="1017"/>
        </table:table-row>
        <table:table-row table:style-name="ro3">
          <table:table-cell office:value-type="string">
            <text:p>liczyć</text:p>
          </table:table-cell>
          <table:table-cell office:value-type="string">
            <text:p>liczę</text:p>
          </table:table-cell>
          <table:table-cell office:value-type="string">
            <text:p>liczysz</text:p>
          </table:table-cell>
          <table:table-cell office:value-type="string">
            <text:p>to count, rely on, compute</text:p>
          </table:table-cell>
          <table:table-cell office:value-type="string">
            <text:p>policzyć</text:p>
          </table:table-cell>
          <table:table-cell office:value-type="string">
            <text:p>policzę</text:p>
          </table:table-cell>
          <table:table-cell office:value-type="string">
            <text:p>policzysz</text:p>
          </table:table-cell>
          <table:table-cell table:number-columns-repeated="1017"/>
        </table:table-row>
        <table:table-row table:style-name="ro3">
          <table:table-cell office:value-type="string">
            <text:p>lubić</text:p>
          </table:table-cell>
          <table:table-cell office:value-type="string">
            <text:p>lubię</text:p>
          </table:table-cell>
          <table:table-cell office:value-type="string">
            <text:p>lubisz</text:p>
          </table:table-cell>
          <table:table-cell office:value-type="string">
            <text:p>to like, be fond of</text:p>
          </table:table-cell>
          <table:table-cell office:value-type="string">
            <text:p>polubić</text:p>
          </table:table-cell>
          <table:table-cell office:value-type="string">
            <text:p>polubię</text:p>
          </table:table-cell>
          <table:table-cell office:value-type="string">
            <text:p>polubisz</text:p>
          </table:table-cell>
          <table:table-cell table:number-columns-repeated="1017"/>
        </table:table-row>
        <table:table-row table:style-name="ro3">
          <table:table-cell office:value-type="string">
            <text:p>ładować</text:p>
          </table:table-cell>
          <table:table-cell office:value-type="string">
            <text:p>ładuję</text:p>
          </table:table-cell>
          <table:table-cell office:value-type="string">
            <text:p>ładujesz</text:p>
          </table:table-cell>
          <table:table-cell office:value-type="string">
            <text:p>to load, pack</text:p>
          </table:table-cell>
          <table:table-cell office:value-type="string">
            <text:p>naładować</text:p>
          </table:table-cell>
          <table:table-cell office:value-type="string">
            <text:p>naładuję</text:p>
          </table:table-cell>
          <table:table-cell office:value-type="string">
            <text:p>naładujesz</text:p>
          </table:table-cell>
          <table:table-cell table:number-columns-repeated="1017"/>
        </table:table-row>
        <table:table-row table:style-name="ro3">
          <table:table-cell office:value-type="string">
            <text:p>łamać</text:p>
          </table:table-cell>
          <table:table-cell office:value-type="string">
            <text:p>łamię</text:p>
          </table:table-cell>
          <table:table-cell office:value-type="string">
            <text:p>łamiesz</text:p>
          </table:table-cell>
          <table:table-cell office:value-type="string">
            <text:p>to break, fracture</text:p>
          </table:table-cell>
          <table:table-cell office:value-type="string">
            <text:p>złamać</text:p>
          </table:table-cell>
          <table:table-cell office:value-type="string">
            <text:p>złamię</text:p>
          </table:table-cell>
          <table:table-cell office:value-type="string">
            <text:p>złamiesz</text:p>
          </table:table-cell>
          <table:table-cell table:number-columns-repeated="1017"/>
        </table:table-row>
        <table:table-row table:style-name="ro3">
          <table:table-cell office:value-type="string">
            <text:p>łapać</text:p>
          </table:table-cell>
          <table:table-cell office:value-type="string">
            <text:p>łapię</text:p>
          </table:table-cell>
          <table:table-cell office:value-type="string">
            <text:p>łapiesz</text:p>
          </table:table-cell>
          <table:table-cell office:value-type="string">
            <text:p>to catch, capture</text:p>
          </table:table-cell>
          <table:table-cell office:value-type="string">
            <text:p>złapać</text:p>
          </table:table-cell>
          <table:table-cell office:value-type="string">
            <text:p>złapię</text:p>
          </table:table-cell>
          <table:table-cell office:value-type="string">
            <text:p>złapiesz</text:p>
          </table:table-cell>
          <table:table-cell table:number-columns-repeated="1017"/>
        </table:table-row>
        <table:table-row table:style-name="ro3">
          <table:table-cell office:value-type="string">
            <text:p>łączyć</text:p>
          </table:table-cell>
          <table:table-cell office:value-type="string">
            <text:p>łączę</text:p>
          </table:table-cell>
          <table:table-cell office:value-type="string">
            <text:p>łączysz</text:p>
          </table:table-cell>
          <table:table-cell office:value-type="string">
            <text:p>to connect, join, merge</text:p>
          </table:table-cell>
          <table:table-cell office:value-type="string">
            <text:p>połączyć</text:p>
          </table:table-cell>
          <table:table-cell office:value-type="string">
            <text:p>połączę</text:p>
          </table:table-cell>
          <table:table-cell office:value-type="string">
            <text:p>połączysz</text:p>
          </table:table-cell>
          <table:table-cell table:number-columns-repeated="1017"/>
        </table:table-row>
        <table:table-row table:style-name="ro3">
          <table:table-cell office:value-type="string">
            <text:p>malować</text:p>
          </table:table-cell>
          <table:table-cell office:value-type="string">
            <text:p>maluję</text:p>
          </table:table-cell>
          <table:table-cell office:value-type="string">
            <text:p>malujesz</text:p>
          </table:table-cell>
          <table:table-cell office:value-type="string">
            <text:p>to paint</text:p>
          </table:table-cell>
          <table:table-cell office:value-type="string">
            <text:p>namalować</text:p>
          </table:table-cell>
          <table:table-cell office:value-type="string">
            <text:p>namaluję</text:p>
          </table:table-cell>
          <table:table-cell office:value-type="string">
            <text:p>namalujesz</text:p>
          </table:table-cell>
          <table:table-cell table:number-columns-repeated="1017"/>
        </table:table-row>
        <table:table-row table:style-name="ro3">
          <table:table-cell office:value-type="string">
            <text:p>martwić się</text:p>
          </table:table-cell>
          <table:table-cell office:value-type="string">
            <text:p>martwię się</text:p>
          </table:table-cell>
          <table:table-cell office:value-type="string">
            <text:p>martwisz się</text:p>
          </table:table-cell>
          <table:table-cell office:value-type="string">
            <text:p>to worry, be upset</text:p>
          </table:table-cell>
          <table:table-cell office:value-type="string">
            <text:p>zmartwić się</text:p>
          </table:table-cell>
          <table:table-cell office:value-type="string">
            <text:p>zmartwię się</text:p>
          </table:table-cell>
          <table:table-cell office:value-type="string">
            <text:p>zmartwisz się</text:p>
          </table:table-cell>
          <table:table-cell table:number-columns-repeated="1017"/>
        </table:table-row>
        <table:table-row table:style-name="ro3">
          <table:table-cell office:value-type="string">
            <text:p>marznąć</text:p>
          </table:table-cell>
          <table:table-cell office:value-type="string">
            <text:p>marznę</text:p>
          </table:table-cell>
          <table:table-cell office:value-type="string">
            <text:p>marzniesz</text:p>
          </table:table-cell>
          <table:table-cell office:value-type="string">
            <text:p>to get cold, freeze</text:p>
          </table:table-cell>
          <table:table-cell office:value-type="string">
            <text:p>zmarznąć</text:p>
          </table:table-cell>
          <table:table-cell office:value-type="string">
            <text:p>zmarznę</text:p>
          </table:table-cell>
          <table:table-cell office:value-type="string">
            <text:p>zmarzniesz</text:p>
          </table:table-cell>
          <table:table-cell table:number-columns-repeated="1017"/>
        </table:table-row>
        <table:table-row table:style-name="ro3">
          <table:table-cell office:value-type="string">
            <text:p>męczyć</text:p>
          </table:table-cell>
          <table:table-cell office:value-type="string">
            <text:p>męczę</text:p>
          </table:table-cell>
          <table:table-cell office:value-type="string">
            <text:p>męczysz</text:p>
          </table:table-cell>
          <table:table-cell office:value-type="string">
            <text:p>to bother, tire</text:p>
          </table:table-cell>
          <table:table-cell office:value-type="string">
            <text:p>zmęczyć</text:p>
          </table:table-cell>
          <table:table-cell office:value-type="string">
            <text:p>zmęczę</text:p>
          </table:table-cell>
          <table:table-cell office:value-type="string">
            <text:p>zmęczysz</text:p>
          </table:table-cell>
          <table:table-cell table:number-columns-repeated="1017"/>
        </table:table-row>
        <table:table-row table:style-name="ro3">
          <table:table-cell office:value-type="string">
            <text:p>meldować</text:p>
          </table:table-cell>
          <table:table-cell office:value-type="string">
            <text:p>melduję</text:p>
          </table:table-cell>
          <table:table-cell office:value-type="string">
            <text:p>meldujesz</text:p>
          </table:table-cell>
          <table:table-cell office:value-type="string">
            <text:p>to register, check in, report</text:p>
          </table:table-cell>
          <table:table-cell office:value-type="string">
            <text:p>zameldować</text:p>
          </table:table-cell>
          <table:table-cell office:value-type="string">
            <text:p>zamelduję</text:p>
          </table:table-cell>
          <table:table-cell office:value-type="string">
            <text:p>zameldujesz</text:p>
          </table:table-cell>
          <table:table-cell table:number-columns-repeated="1017"/>
        </table:table-row>
        <table:table-row table:style-name="ro3">
          <table:table-cell office:value-type="string">
            <text:p>mieszać</text:p>
          </table:table-cell>
          <table:table-cell office:value-type="string">
            <text:p>mieszam</text:p>
          </table:table-cell>
          <table:table-cell office:value-type="string">
            <text:p>mieszasz</text:p>
          </table:table-cell>
          <table:table-cell office:value-type="string">
            <text:p>to mix, stir, shuffle</text:p>
          </table:table-cell>
          <table:table-cell office:value-type="string">
            <text:p>zmieszać</text:p>
          </table:table-cell>
          <table:table-cell office:value-type="string">
            <text:p>zmieszam</text:p>
          </table:table-cell>
          <table:table-cell office:value-type="string">
            <text:p>zmieszasz</text:p>
          </table:table-cell>
          <table:table-cell table:number-columns-repeated="1017"/>
        </table:table-row>
        <table:table-row table:style-name="ro3">
          <table:table-cell office:value-type="string">
            <text:p>mieszkać</text:p>
          </table:table-cell>
          <table:table-cell office:value-type="string">
            <text:p>mieszkam</text:p>
          </table:table-cell>
          <table:table-cell office:value-type="string">
            <text:p>mieszkasz</text:p>
          </table:table-cell>
          <table:table-cell office:value-type="string">
            <text:p>to live in, reside</text:p>
          </table:table-cell>
          <table:table-cell office:value-type="string">
            <text:p>zamieszkać</text:p>
          </table:table-cell>
          <table:table-cell office:value-type="string">
            <text:p>zamieszkam</text:p>
          </table:table-cell>
          <table:table-cell office:value-type="string">
            <text:p>zamieszkasz</text:p>
          </table:table-cell>
          <table:table-cell table:number-columns-repeated="1017"/>
        </table:table-row>
        <table:table-row table:style-name="ro3">
          <table:table-cell office:value-type="string">
            <text:p>mieścić się</text:p>
          </table:table-cell>
          <table:table-cell office:value-type="string">
            <text:p>mieszczę się</text:p>
          </table:table-cell>
          <table:table-cell office:value-type="string">
            <text:p>mieścisz się</text:p>
          </table:table-cell>
          <table:table-cell office:value-type="string">
            <text:p>to fit into, be contained</text:p>
          </table:table-cell>
          <table:table-cell office:value-type="string">
            <text:p>zmieścić się</text:p>
          </table:table-cell>
          <table:table-cell office:value-type="string">
            <text:p>zmieszczę się</text:p>
          </table:table-cell>
          <table:table-cell office:value-type="string">
            <text:p>zmieścisz się</text:p>
          </table:table-cell>
          <table:table-cell table:number-columns-repeated="1017"/>
        </table:table-row>
        <table:table-row table:style-name="ro3">
          <table:table-cell office:value-type="string">
            <text:p>mijać</text:p>
          </table:table-cell>
          <table:table-cell office:value-type="string">
            <text:p>mijam</text:p>
          </table:table-cell>
          <table:table-cell office:value-type="string">
            <text:p>mijasz</text:p>
          </table:table-cell>
          <table:table-cell office:value-type="string">
            <text:p>to pass by, leave behind</text:p>
          </table:table-cell>
          <table:table-cell office:value-type="string">
            <text:p>minąć</text:p>
          </table:table-cell>
          <table:table-cell office:value-type="string">
            <text:p>minę</text:p>
          </table:table-cell>
          <table:table-cell office:value-type="string">
            <text:p>miniesz</text:p>
          </table:table-cell>
          <table:table-cell table:number-columns-repeated="1017"/>
        </table:table-row>
        <table:table-row table:style-name="ro3">
          <table:table-cell office:value-type="string">
            <text:p>milczeć</text:p>
          </table:table-cell>
          <table:table-cell office:value-type="string">
            <text:p>milczę</text:p>
          </table:table-cell>
          <table:table-cell office:value-type="string">
            <text:p>milczysz</text:p>
          </table:table-cell>
          <table:table-cell office:value-type="string">
            <text:p>to be silent</text:p>
          </table:table-cell>
          <table:table-cell office:value-type="string">
            <text:p>przemilczeć</text:p>
          </table:table-cell>
          <table:table-cell office:value-type="string">
            <text:p>przemilczę</text:p>
          </table:table-cell>
          <table:table-cell office:value-type="string">
            <text:p>przemilczysz</text:p>
          </table:table-cell>
          <table:table-cell table:number-columns-repeated="1017"/>
        </table:table-row>
        <table:table-row table:style-name="ro3">
          <table:table-cell office:value-type="string">
            <text:p>modlić się</text:p>
          </table:table-cell>
          <table:table-cell office:value-type="string">
            <text:p>modlę się</text:p>
          </table:table-cell>
          <table:table-cell office:value-type="string">
            <text:p>modlisz się</text:p>
          </table:table-cell>
          <table:table-cell office:value-type="string">
            <text:p>to pray</text:p>
          </table:table-cell>
          <table:table-cell office:value-type="string">
            <text:p>pomodlić się</text:p>
          </table:table-cell>
          <table:table-cell office:value-type="string">
            <text:p>pomodlę się</text:p>
          </table:table-cell>
          <table:table-cell office:value-type="string">
            <text:p>pomodlisz się</text:p>
          </table:table-cell>
          <table:table-cell table:number-columns-repeated="1017"/>
        </table:table-row>
        <table:table-row table:style-name="ro3">
          <table:table-cell office:value-type="string">
            <text:p>móc</text:p>
          </table:table-cell>
          <table:table-cell office:value-type="string">
            <text:p>mogę</text:p>
          </table:table-cell>
          <table:table-cell office:value-type="string">
            <text:p>możesz</text:p>
          </table:table-cell>
          <table:table-cell office:value-type="string">
            <text:p>to be able, can</text:p>
          </table:table-cell>
          <table:table-cell office:value-type="string">
            <text:p>potrafić</text:p>
          </table:table-cell>
          <table:table-cell office:value-type="string">
            <text:p>potrafię</text:p>
          </table:table-cell>
          <table:table-cell office:value-type="string">
            <text:p>potrafisz</text:p>
          </table:table-cell>
          <table:table-cell table:number-columns-repeated="1017"/>
        </table:table-row>
        <table:table-row table:style-name="ro3">
          <table:table-cell office:value-type="string">
            <text:p>mówić</text:p>
          </table:table-cell>
          <table:table-cell office:value-type="string">
            <text:p>mówię</text:p>
          </table:table-cell>
          <table:table-cell office:value-type="string">
            <text:p>mówisz</text:p>
          </table:table-cell>
          <table:table-cell office:value-type="string">
            <text:p>to say, talk speak</text:p>
          </table:table-cell>
          <table:table-cell office:value-type="string">
            <text:p>powiedzieć</text:p>
          </table:table-cell>
          <table:table-cell office:value-type="string">
            <text:p>powiem</text:p>
          </table:table-cell>
          <table:table-cell office:value-type="string">
            <text:p>powiesz</text:p>
          </table:table-cell>
          <table:table-cell table:number-columns-repeated="1017"/>
        </table:table-row>
        <table:table-row table:style-name="ro3">
          <table:table-cell office:value-type="string">
            <text:p>musieć</text:p>
          </table:table-cell>
          <table:table-cell office:value-type="string">
            <text:p>muszę</text:p>
          </table:table-cell>
          <table:table-cell office:value-type="string">
            <text:p>musisz</text:p>
          </table:table-cell>
          <table:table-cell office:value-type="string">
            <text:p>to have to, must</text:p>
          </table:table-cell>
          <table:table-cell table:number-columns-repeated="1020"/>
        </table:table-row>
        <table:table-row table:style-name="ro3">
          <table:table-cell office:value-type="string">
            <text:p>myć</text:p>
          </table:table-cell>
          <table:table-cell office:value-type="string">
            <text:p>myję</text:p>
          </table:table-cell>
          <table:table-cell office:value-type="string">
            <text:p>myjesz</text:p>
          </table:table-cell>
          <table:table-cell office:value-type="string">
            <text:p>to wash</text:p>
          </table:table-cell>
          <table:table-cell office:value-type="string">
            <text:p>umyć</text:p>
          </table:table-cell>
          <table:table-cell office:value-type="string">
            <text:p>umyję</text:p>
          </table:table-cell>
          <table:table-cell office:value-type="string">
            <text:p>umyjesz</text:p>
          </table:table-cell>
          <table:table-cell table:number-columns-repeated="1017"/>
        </table:table-row>
        <table:table-row table:style-name="ro3">
          <table:table-cell office:value-type="string">
            <text:p>mylić się</text:p>
          </table:table-cell>
          <table:table-cell office:value-type="string">
            <text:p>mylę się</text:p>
          </table:table-cell>
          <table:table-cell office:value-type="string">
            <text:p>mylisz się</text:p>
          </table:table-cell>
          <table:table-cell office:value-type="string">
            <text:p>to be wrong, make a mistake</text:p>
          </table:table-cell>
          <table:table-cell office:value-type="string">
            <text:p>pomylić się</text:p>
          </table:table-cell>
          <table:table-cell office:value-type="string">
            <text:p>pomylę się</text:p>
          </table:table-cell>
          <table:table-cell office:value-type="string">
            <text:p>pomylisz się</text:p>
          </table:table-cell>
          <table:table-cell table:number-columns-repeated="1017"/>
        </table:table-row>
        <table:table-row table:style-name="ro3">
          <table:table-cell office:value-type="string">
            <text:p>myśleć</text:p>
          </table:table-cell>
          <table:table-cell office:value-type="string">
            <text:p>myślę</text:p>
          </table:table-cell>
          <table:table-cell office:value-type="string">
            <text:p>myślisz</text:p>
          </table:table-cell>
          <table:table-cell office:value-type="string">
            <text:p>to think</text:p>
          </table:table-cell>
          <table:table-cell office:value-type="string">
            <text:p>pomyśleć</text:p>
          </table:table-cell>
          <table:table-cell office:value-type="string">
            <text:p>pomyślę</text:p>
          </table:table-cell>
          <table:table-cell office:value-type="string">
            <text:p>pomyślisz</text:p>
          </table:table-cell>
          <table:table-cell table:number-columns-repeated="1017"/>
        </table:table-row>
        <table:table-row table:style-name="ro3">
          <table:table-cell office:value-type="string">
            <text:p>nalewać</text:p>
          </table:table-cell>
          <table:table-cell office:value-type="string">
            <text:p>nalewam</text:p>
          </table:table-cell>
          <table:table-cell office:value-type="string">
            <text:p>nalewasz</text:p>
          </table:table-cell>
          <table:table-cell office:value-type="string">
            <text:p>to fill, pour into</text:p>
          </table:table-cell>
          <table:table-cell office:value-type="string">
            <text:p>nalać</text:p>
          </table:table-cell>
          <table:table-cell office:value-type="string">
            <text:p>naleję</text:p>
          </table:table-cell>
          <table:table-cell office:value-type="string">
            <text:p>nalejesz</text:p>
          </table:table-cell>
          <table:table-cell table:number-columns-repeated="1017"/>
        </table:table-row>
        <table:table-row table:style-name="ro3">
          <table:table-cell office:value-type="string">
            <text:p>narzekać</text:p>
          </table:table-cell>
          <table:table-cell office:value-type="string">
            <text:p>narzekam</text:p>
          </table:table-cell>
          <table:table-cell office:value-type="string">
            <text:p>narzekasz</text:p>
          </table:table-cell>
          <table:table-cell office:value-type="string">
            <text:p>to complain</text:p>
          </table:table-cell>
          <table:table-cell table:number-columns-repeated="1020"/>
        </table:table-row>
        <table:table-row table:style-name="ro3">
          <table:table-cell office:value-type="string">
            <text:p>nazywać</text:p>
          </table:table-cell>
          <table:table-cell office:value-type="string">
            <text:p>nazywam</text:p>
          </table:table-cell>
          <table:table-cell office:value-type="string">
            <text:p>nazywasz</text:p>
          </table:table-cell>
          <table:table-cell office:value-type="string">
            <text:p>to name, call</text:p>
          </table:table-cell>
          <table:table-cell office:value-type="string">
            <text:p>nazwać</text:p>
          </table:table-cell>
          <table:table-cell office:value-type="string">
            <text:p>nazwę</text:p>
          </table:table-cell>
          <table:table-cell office:value-type="string">
            <text:p>nazwiesz</text:p>
          </table:table-cell>
          <table:table-cell table:number-columns-repeated="1017"/>
        </table:table-row>
        <table:table-row table:style-name="ro3">
          <table:table-cell office:value-type="string">
            <text:p>nienawidzić</text:p>
          </table:table-cell>
          <table:table-cell office:value-type="string">
            <text:p>nienawidzę</text:p>
          </table:table-cell>
          <table:table-cell office:value-type="string">
            <text:p>nienawidzisz</text:p>
          </table:table-cell>
          <table:table-cell office:value-type="string">
            <text:p>to hate, detest</text:p>
          </table:table-cell>
          <table:table-cell office:value-type="string">
            <text:p>znienawidzić</text:p>
          </table:table-cell>
          <table:table-cell office:value-type="string">
            <text:p>znienawidzę</text:p>
          </table:table-cell>
          <table:table-cell office:value-type="string">
            <text:p>znienawidzisz</text:p>
          </table:table-cell>
          <table:table-cell table:number-columns-repeated="1017"/>
        </table:table-row>
        <table:table-row table:style-name="ro3">
          <table:table-cell office:value-type="string">
            <text:p>niepokoić</text:p>
          </table:table-cell>
          <table:table-cell office:value-type="string">
            <text:p>niepokoję</text:p>
          </table:table-cell>
          <table:table-cell office:value-type="string">
            <text:p>niepokoisz</text:p>
          </table:table-cell>
          <table:table-cell office:value-type="string">
            <text:p>to trouble, disturb</text:p>
          </table:table-cell>
          <table:table-cell office:value-type="string">
            <text:p>zaniepokoić</text:p>
          </table:table-cell>
          <table:table-cell office:value-type="string">
            <text:p>zaniepokoję</text:p>
          </table:table-cell>
          <table:table-cell office:value-type="string">
            <text:p>zaniepokoisz</text:p>
          </table:table-cell>
          <table:table-cell table:number-columns-repeated="1017"/>
        </table:table-row>
        <table:table-row table:style-name="ro3">
          <table:table-cell office:value-type="string">
            <text:p>nocować</text:p>
          </table:table-cell>
          <table:table-cell office:value-type="string">
            <text:p>nocuję</text:p>
          </table:table-cell>
          <table:table-cell office:value-type="string">
            <text:p>nocujesz</text:p>
          </table:table-cell>
          <table:table-cell office:value-type="string">
            <text:p>to spend the night, stay overnight</text:p>
          </table:table-cell>
          <table:table-cell office:value-type="string">
            <text:p>przenocować</text:p>
          </table:table-cell>
          <table:table-cell office:value-type="string">
            <text:p>przenocuję</text:p>
          </table:table-cell>
          <table:table-cell office:value-type="string">
            <text:p>przenocujesz</text:p>
          </table:table-cell>
          <table:table-cell table:number-columns-repeated="1017"/>
        </table:table-row>
        <table:table-row table:style-name="ro3">
          <table:table-cell office:value-type="string">
            <text:p>notować</text:p>
          </table:table-cell>
          <table:table-cell office:value-type="string">
            <text:p>notuję</text:p>
          </table:table-cell>
          <table:table-cell office:value-type="string">
            <text:p>notujesz</text:p>
          </table:table-cell>
          <table:table-cell office:value-type="string">
            <text:p>to note, take notes, write down</text:p>
          </table:table-cell>
          <table:table-cell office:value-type="string">
            <text:p>zanotować</text:p>
          </table:table-cell>
          <table:table-cell office:value-type="string">
            <text:p>zanotuję</text:p>
          </table:table-cell>
          <table:table-cell office:value-type="string">
            <text:p>zanotujesz</text:p>
          </table:table-cell>
          <table:table-cell table:number-columns-repeated="1017"/>
        </table:table-row>
        <table:table-row table:style-name="ro3">
          <table:table-cell office:value-type="string">
            <text:p>nudzić</text:p>
          </table:table-cell>
          <table:table-cell office:value-type="string">
            <text:p>nudzę</text:p>
          </table:table-cell>
          <table:table-cell office:value-type="string">
            <text:p>nudzisz</text:p>
          </table:table-cell>
          <table:table-cell office:value-type="string">
            <text:p>to bore</text:p>
          </table:table-cell>
          <table:table-cell office:value-type="string">
            <text:p>znudzić</text:p>
          </table:table-cell>
          <table:table-cell office:value-type="string">
            <text:p>znudzę</text:p>
          </table:table-cell>
          <table:table-cell office:value-type="string">
            <text:p>znudzisz</text:p>
          </table:table-cell>
          <table:table-cell table:number-columns-repeated="1017"/>
        </table:table-row>
        <table:table-row table:style-name="ro3">
          <table:table-cell office:value-type="string">
            <text:p>obiecywać</text:p>
          </table:table-cell>
          <table:table-cell office:value-type="string">
            <text:p>obiecuję</text:p>
          </table:table-cell>
          <table:table-cell office:value-type="string">
            <text:p>obiecujesz</text:p>
          </table:table-cell>
          <table:table-cell office:value-type="string">
            <text:p>to promise</text:p>
          </table:table-cell>
          <table:table-cell office:value-type="string">
            <text:p>obiecać</text:p>
          </table:table-cell>
          <table:table-cell office:value-type="string">
            <text:p>obiecam</text:p>
          </table:table-cell>
          <table:table-cell office:value-type="string">
            <text:p>obiecasz</text:p>
          </table:table-cell>
          <table:table-cell table:number-columns-repeated="1017"/>
        </table:table-row>
        <table:table-row table:style-name="ro3">
          <table:table-cell office:value-type="string">
            <text:p>obserwować</text:p>
          </table:table-cell>
          <table:table-cell office:value-type="string">
            <text:p>obserwuję</text:p>
          </table:table-cell>
          <table:table-cell office:value-type="string">
            <text:p>obserwujesz</text:p>
          </table:table-cell>
          <table:table-cell office:value-type="string">
            <text:p>to observe, watch, notice</text:p>
          </table:table-cell>
          <table:table-cell office:value-type="string">
            <text:p>zaobserwować</text:p>
          </table:table-cell>
          <table:table-cell office:value-type="string">
            <text:p>zaobserwuję</text:p>
          </table:table-cell>
          <table:table-cell office:value-type="string">
            <text:p>zaobserwujesz</text:p>
          </table:table-cell>
          <table:table-cell table:number-columns-repeated="1017"/>
        </table:table-row>
        <table:table-row table:style-name="ro3">
          <table:table-cell office:value-type="string">
            <text:p>odpoczywać</text:p>
          </table:table-cell>
          <table:table-cell office:value-type="string">
            <text:p>odpoczywam</text:p>
          </table:table-cell>
          <table:table-cell office:value-type="string">
            <text:p>odpoczywasz</text:p>
          </table:table-cell>
          <table:table-cell office:value-type="string">
            <text:p>to rest, relax, take a break</text:p>
          </table:table-cell>
          <table:table-cell office:value-type="string">
            <text:p>odpocząć</text:p>
          </table:table-cell>
          <table:table-cell office:value-type="string">
            <text:p>odpocznę</text:p>
          </table:table-cell>
          <table:table-cell office:value-type="string">
            <text:p>odpoczniesz</text:p>
          </table:table-cell>
          <table:table-cell table:number-columns-repeated="1017"/>
        </table:table-row>
        <table:table-row table:style-name="ro3">
          <table:table-cell office:value-type="string">
            <text:p>odpowiadać</text:p>
          </table:table-cell>
          <table:table-cell office:value-type="string">
            <text:p>odpowiadam</text:p>
          </table:table-cell>
          <table:table-cell office:value-type="string">
            <text:p>odpowiadasz</text:p>
          </table:table-cell>
          <table:table-cell office:value-type="string">
            <text:p>to answer, reply</text:p>
          </table:table-cell>
          <table:table-cell office:value-type="string">
            <text:p>odpowiedzieć</text:p>
          </table:table-cell>
          <table:table-cell office:value-type="string">
            <text:p>odpowiem</text:p>
          </table:table-cell>
          <table:table-cell office:value-type="string">
            <text:p>odpowiesz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2">12/02/2021</text:date>, <text:time>10:2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Richards</meta:initial-creator>
    <meta:creation-date>2021-11-15T00:13:04.01</meta:creation-date>
    <dc:date>2021-12-02T10:22:25.84</dc:date>
    <dc:creator>Jonathan Richards</dc:creator>
    <meta:editing-duration>P9DT9H17M49S</meta:editing-duration>
    <meta:editing-cycles>13</meta:editing-cycles>
    <meta:generator>OpenOffice/4.1.11$Win32 OpenOffice.org_project/4111m1$Build-9808</meta:generator>
    <meta:document-statistic meta:table-count="11" meta:cell-count="1091" meta:object-count="0"/>
  </office:meta>
</office:document-meta>
</file>